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12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375314" table:style-name="ce16">
            <text:p>23,375,314</text:p>
          </table:table-cell>
          <table:table-cell office:value-type="float" office:value="11578696" table:style-name="ce16">
            <text:p>11,578,696</text:p>
          </table:table-cell>
          <table:table-cell office:value-type="float" office:value="11796618" table:style-name="ce16">
            <text:p>11,796,618</text:p>
          </table:table-cell>
          <table:table-cell office:value-type="float" office:value="865740" table:style-name="ce16">
            <text:p>865,740</text:p>
          </table:table-cell>
          <table:table-cell office:value-type="float" office:value="448275" table:style-name="ce16">
            <text:p>448,275</text:p>
          </table:table-cell>
          <table:table-cell office:value-type="float" office:value="417465" table:style-name="ce16">
            <text:p>417,465</text:p>
          </table:table-cell>
          <table:table-cell office:value-type="float" office:value="3.7036507830440266" table:style-name="ce17">
            <text:p>3.70</text:p>
          </table:table-cell>
          <table:table-cell office:value-type="float" office:value="1287990" table:style-name="ce16">
            <text:p>1,287,990</text:p>
          </table:table-cell>
          <table:table-cell office:value-type="float" office:value="667449" table:style-name="ce16">
            <text:p>667,449</text:p>
          </table:table-cell>
          <table:table-cell office:value-type="float" office:value="620541" table:style-name="ce16">
            <text:p>620,541</text:p>
          </table:table-cell>
          <table:table-cell office:value-type="float" office:value="5.510043629788246" table:style-name="ce18">
            <text:p>5.51</text:p>
          </table:table-cell>
          <table:table-cell office:value-type="float" office:value="2295929" table:style-name="ce16">
            <text:p>2,295,929</text:p>
          </table:table-cell>
          <table:table-cell office:value-type="float" office:value="1190085" table:style-name="ce16">
            <text:p>1,190,085</text:p>
          </table:table-cell>
          <table:table-cell office:value-type="float" office:value="1105844" table:style-name="ce16">
            <text:p>1,105,844</text:p>
          </table:table-cell>
          <table:table-cell office:value-type="float" office:value="9.8220242089582204" table:style-name="ce17">
            <text:p>9.82</text:p>
          </table:table-cell>
          <table:table-cell office:value-type="float" office:value="2489084" table:style-name="ce16">
            <text:p>2,489,084</text:p>
          </table:table-cell>
          <table:table-cell office:value-type="float" office:value="1290641" table:style-name="ce16">
            <text:p>1,290,641</text:p>
          </table:table-cell>
          <table:table-cell office:value-type="float" office:value="1198443" table:style-name="ce16">
            <text:p>1,198,443</text:p>
          </table:table-cell>
          <table:table-cell office:value-type="float" office:value="10.648344659669599" table:style-name="ce17">
            <text:p>10.65</text:p>
          </table:table-cell>
          <table:table-cell office:value-type="float" office:value="1221771" table:style-name="ce16">
            <text:p>1,221,771</text:p>
          </table:table-cell>
          <table:table-cell office:value-type="float" office:value="638418" table:style-name="ce16">
            <text:p>638,418</text:p>
          </table:table-cell>
          <table:table-cell office:value-type="float" office:value="583353" table:style-name="ce16">
            <text:p>583,353</text:p>
          </table:table-cell>
          <table:table-cell office:value-type="float" office:value="5.2267575956412822" table:style-name="ce17">
            <text:p>5.23</text:p>
          </table:table-cell>
          <table:table-cell office:value-type="float" office:value="19387672" table:style-name="ce16">
            <text:p>19,387,672</text:p>
          </table:table-cell>
          <table:table-cell office:value-type="float" office:value="9504379" table:style-name="ce16">
            <text:p>9,504,379</text:p>
          </table:table-cell>
          <table:table-cell office:value-type="float" office:value="9883293" table:style-name="ce16">
            <text:p>9,883,293</text:p>
          </table:table-cell>
          <table:table-cell office:value-type="float" office:value="82.940798142861311" table:style-name="ce17">
            <text:p>82.94</text:p>
          </table:table-cell>
          <table:table-cell office:value-type="float" office:value="3939033" table:style-name="ce16">
            <text:p>3,939,033</text:p>
          </table:table-cell>
          <table:table-cell office:value-type="float" office:value="1792259" table:style-name="ce16">
            <text:p>1,792,259</text:p>
          </table:table-cell>
          <table:table-cell office:value-type="float" office:value="2146774" table:style-name="ce16">
            <text:p>2,146,774</text:p>
          </table:table-cell>
          <table:table-cell office:value-type="float" office:value="16.851251709388801" table:style-name="ce17">
            <text:p>16.8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08113" table:style-name="ce20">
            <text:p>4,008,113</text:p>
          </table:table-cell>
          <table:table-cell office:value-type="float" office:value="1957337" table:style-name="ce20">
            <text:p>1,957,337</text:p>
          </table:table-cell>
          <table:table-cell office:value-type="float" office:value="2050776" table:style-name="ce20">
            <text:p>2,050,776</text:p>
          </table:table-cell>
          <table:table-cell office:value-type="float" office:value="139727" table:style-name="ce20">
            <text:p>139,727</text:p>
          </table:table-cell>
          <table:table-cell office:value-type="float" office:value="72096" table:style-name="ce20">
            <text:p>72,096</text:p>
          </table:table-cell>
          <table:table-cell office:value-type="float" office:value="67631" table:style-name="ce20">
            <text:p>67,631</text:p>
          </table:table-cell>
          <table:table-cell office:value-type="float" office:value="3.4861043089354018" table:style-name="ce21">
            <text:p>3.49</text:p>
          </table:table-cell>
          <table:table-cell office:value-type="float" office:value="208957" table:style-name="ce20">
            <text:p>208,957</text:p>
          </table:table-cell>
          <table:table-cell office:value-type="float" office:value="108021" table:style-name="ce20">
            <text:p>108,021</text:p>
          </table:table-cell>
          <table:table-cell office:value-type="float" office:value="100936" table:style-name="ce20">
            <text:p>100,936</text:p>
          </table:table-cell>
          <table:table-cell office:value-type="float" office:value="5.2133510207920786" table:style-name="ce22">
            <text:p>5.21</text:p>
          </table:table-cell>
          <table:table-cell office:value-type="float" office:value="376204" table:style-name="ce20">
            <text:p>376,204</text:p>
          </table:table-cell>
          <table:table-cell office:value-type="float" office:value="194443" table:style-name="ce20">
            <text:p>194,443</text:p>
          </table:table-cell>
          <table:table-cell office:value-type="float" office:value="181761" table:style-name="ce20">
            <text:p>181,761</text:p>
          </table:table-cell>
          <table:table-cell office:value-type="float" office:value="9.3860627182916261" table:style-name="ce21">
            <text:p>9.39</text:p>
          </table:table-cell>
          <table:table-cell office:value-type="float" office:value="407330" table:style-name="ce20">
            <text:p>407,330</text:p>
          </table:table-cell>
          <table:table-cell office:value-type="float" office:value="210627" table:style-name="ce20">
            <text:p>210,627</text:p>
          </table:table-cell>
          <table:table-cell office:value-type="float" office:value="196703" table:style-name="ce20">
            <text:p>196,703</text:p>
          </table:table-cell>
          <table:table-cell office:value-type="float" office:value="10.162637630226493" table:style-name="ce21">
            <text:p>10.16</text:p>
          </table:table-cell>
          <table:table-cell office:value-type="float" office:value="199280" table:style-name="ce20">
            <text:p>199,280</text:p>
          </table:table-cell>
          <table:table-cell office:value-type="float" office:value="104120" table:style-name="ce20">
            <text:p>104,120</text:p>
          </table:table-cell>
          <table:table-cell office:value-type="float" office:value="95160" table:style-name="ce20">
            <text:p>95,160</text:p>
          </table:table-cell>
          <table:table-cell office:value-type="float" office:value="4.971915711957223" table:style-name="ce21">
            <text:p>4.97</text:p>
          </table:table-cell>
          <table:table-cell office:value-type="float" office:value="3355811" table:style-name="ce20">
            <text:p>3,355,811</text:p>
          </table:table-cell>
          <table:table-cell office:value-type="float" office:value="1618477" table:style-name="ce20">
            <text:p>1,618,477</text:p>
          </table:table-cell>
          <table:table-cell office:value-type="float" office:value="1737334" table:style-name="ce20">
            <text:p>1,737,334</text:p>
          </table:table-cell>
          <table:table-cell office:value-type="float" office:value="83.725458838111592" table:style-name="ce21">
            <text:p>83.73</text:p>
          </table:table-cell>
          <table:table-cell office:value-type="float" office:value="649938" table:style-name="ce20">
            <text:p>649,938</text:p>
          </table:table-cell>
          <table:table-cell office:value-type="float" office:value="292000" table:style-name="ce20">
            <text:p>292,000</text:p>
          </table:table-cell>
          <table:table-cell office:value-type="float" office:value="357938" table:style-name="ce20">
            <text:p>357,938</text:p>
          </table:table-cell>
          <table:table-cell office:value-type="float" office:value="16.215560788830054" table:style-name="ce21">
            <text:p>16.2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24393" table:style-name="ce20">
            <text:p>2,524,393</text:p>
          </table:table-cell>
          <table:table-cell office:value-type="float" office:value="1201966" table:style-name="ce20">
            <text:p>1,201,966</text:p>
          </table:table-cell>
          <table:table-cell office:value-type="float" office:value="1322427" table:style-name="ce20">
            <text:p>1,322,427</text:p>
          </table:table-cell>
          <table:table-cell office:value-type="float" office:value="98465" table:style-name="ce20">
            <text:p>98,465</text:p>
          </table:table-cell>
          <table:table-cell office:value-type="float" office:value="50754" table:style-name="ce20">
            <text:p>50,754</text:p>
          </table:table-cell>
          <table:table-cell office:value-type="float" office:value="47711" table:style-name="ce20">
            <text:p>47,711</text:p>
          </table:table-cell>
          <table:table-cell office:value-type="float" office:value="3.9005416351574418" table:style-name="ce21">
            <text:p>3.90</text:p>
          </table:table-cell>
          <table:table-cell office:value-type="float" office:value="147465" table:style-name="ce20">
            <text:p>147,465</text:p>
          </table:table-cell>
          <table:table-cell office:value-type="float" office:value="76233" table:style-name="ce20">
            <text:p>76,233</text:p>
          </table:table-cell>
          <table:table-cell office:value-type="float" office:value="71232" table:style-name="ce20">
            <text:p>71,232</text:p>
          </table:table-cell>
          <table:table-cell office:value-type="float" office:value="5.8416023178641368" table:style-name="ce22">
            <text:p>5.84</text:p>
          </table:table-cell>
          <table:table-cell office:value-type="float" office:value="262184" table:style-name="ce20">
            <text:p>262,184</text:p>
          </table:table-cell>
          <table:table-cell office:value-type="float" office:value="135667" table:style-name="ce20">
            <text:p>135,667</text:p>
          </table:table-cell>
          <table:table-cell office:value-type="float" office:value="126517" table:style-name="ce20">
            <text:p>126,517</text:p>
          </table:table-cell>
          <table:table-cell office:value-type="float" office:value="10.386021510913713" table:style-name="ce21">
            <text:p>10.39</text:p>
          </table:table-cell>
          <table:table-cell office:value-type="float" office:value="283879" table:style-name="ce20">
            <text:p>283,879</text:p>
          </table:table-cell>
          <table:table-cell office:value-type="float" office:value="146916" table:style-name="ce20">
            <text:p>146,916</text:p>
          </table:table-cell>
          <table:table-cell office:value-type="float" office:value="136963" table:style-name="ce20">
            <text:p>136,963</text:p>
          </table:table-cell>
          <table:table-cell office:value-type="float" office:value="11.245436031552931" table:style-name="ce21">
            <text:p>11.25</text:p>
          </table:table-cell>
          <table:table-cell office:value-type="float" office:value="124734" table:style-name="ce20">
            <text:p>124,734</text:p>
          </table:table-cell>
          <table:table-cell office:value-type="float" office:value="65085" table:style-name="ce20">
            <text:p>65,085</text:p>
          </table:table-cell>
          <table:table-cell office:value-type="float" office:value="59649" table:style-name="ce20">
            <text:p>59,649</text:p>
          </table:table-cell>
          <table:table-cell office:value-type="float" office:value="4.9411482285048329" table:style-name="ce21">
            <text:p>4.94</text:p>
          </table:table-cell>
          <table:table-cell office:value-type="float" office:value="2095161" table:style-name="ce20">
            <text:p>2,095,161</text:p>
          </table:table-cell>
          <table:table-cell office:value-type="float" office:value="979228" table:style-name="ce20">
            <text:p>979,228</text:p>
          </table:table-cell>
          <table:table-cell office:value-type="float" office:value="1115933" table:style-name="ce20">
            <text:p>1,115,933</text:p>
          </table:table-cell>
          <table:table-cell office:value-type="float" office:value="82.996625327355929" table:style-name="ce21">
            <text:p>83.00</text:p>
          </table:table-cell>
          <table:table-cell office:value-type="float" office:value="504106" table:style-name="ce20">
            <text:p>504,106</text:p>
          </table:table-cell>
          <table:table-cell office:value-type="float" office:value="223460" table:style-name="ce20">
            <text:p>223,460</text:p>
          </table:table-cell>
          <table:table-cell office:value-type="float" office:value="280646" table:style-name="ce20">
            <text:p>280,646</text:p>
          </table:table-cell>
          <table:table-cell office:value-type="float" office:value="19.969394622786545" table:style-name="ce21">
            <text:p>19.97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2391" table:style-name="ce20">
            <text:p>2,272,391</text:p>
          </table:table-cell>
          <table:table-cell office:value-type="float" office:value="1125130" table:style-name="ce20">
            <text:p>1,125,130</text:p>
          </table:table-cell>
          <table:table-cell office:value-type="float" office:value="1147261" table:style-name="ce20">
            <text:p>1,147,261</text:p>
          </table:table-cell>
          <table:table-cell office:value-type="float" office:value="104284" table:style-name="ce20">
            <text:p>104,284</text:p>
          </table:table-cell>
          <table:table-cell office:value-type="float" office:value="54057" table:style-name="ce20">
            <text:p>54,057</text:p>
          </table:table-cell>
          <table:table-cell office:value-type="float" office:value="50227" table:style-name="ce20">
            <text:p>50,227</text:p>
          </table:table-cell>
          <table:table-cell office:value-type="float" office:value="4.5891750143351207" table:style-name="ce21">
            <text:p>4.59</text:p>
          </table:table-cell>
          <table:table-cell office:value-type="float" office:value="151678" table:style-name="ce20">
            <text:p>151,678</text:p>
          </table:table-cell>
          <table:table-cell office:value-type="float" office:value="78575" table:style-name="ce20">
            <text:p>78,575</text:p>
          </table:table-cell>
          <table:table-cell office:value-type="float" office:value="73103" table:style-name="ce20">
            <text:p>73,103</text:p>
          </table:table-cell>
          <table:table-cell office:value-type="float" office:value="6.67481960630895" table:style-name="ce22">
            <text:p>6.67</text:p>
          </table:table-cell>
          <table:table-cell office:value-type="float" office:value="261901" table:style-name="ce20">
            <text:p>261,901</text:p>
          </table:table-cell>
          <table:table-cell office:value-type="float" office:value="135810" table:style-name="ce20">
            <text:p>135,810</text:p>
          </table:table-cell>
          <table:table-cell office:value-type="float" office:value="126091" table:style-name="ce20">
            <text:p>126,091</text:p>
          </table:table-cell>
          <table:table-cell office:value-type="float" office:value="11.525349290681049" table:style-name="ce21">
            <text:p>11.53</text:p>
          </table:table-cell>
          <table:table-cell office:value-type="float" office:value="282603" table:style-name="ce20">
            <text:p>282,603</text:p>
          </table:table-cell>
          <table:table-cell office:value-type="float" office:value="146636" table:style-name="ce20">
            <text:p>146,636</text:p>
          </table:table-cell>
          <table:table-cell office:value-type="float" office:value="135967" table:style-name="ce20">
            <text:p>135,967</text:p>
          </table:table-cell>
          <table:table-cell office:value-type="float" office:value="12.436372085613788" table:style-name="ce21">
            <text:p>12.44</text:p>
          </table:table-cell>
          <table:table-cell office:value-type="float" office:value="131336" table:style-name="ce20">
            <text:p>131,336</text:p>
          </table:table-cell>
          <table:table-cell office:value-type="float" office:value="68887" table:style-name="ce20">
            <text:p>68,887</text:p>
          </table:table-cell>
          <table:table-cell office:value-type="float" office:value="62449" table:style-name="ce20">
            <text:p>62,449</text:p>
          </table:table-cell>
          <table:table-cell office:value-type="float" office:value="5.7796391554094342" table:style-name="ce21">
            <text:p>5.78</text:p>
          </table:table-cell>
          <table:table-cell office:value-type="float" office:value="1829577" table:style-name="ce20">
            <text:p>1,829,577</text:p>
          </table:table-cell>
          <table:table-cell office:value-type="float" office:value="894483" table:style-name="ce20">
            <text:p>894,483</text:p>
          </table:table-cell>
          <table:table-cell office:value-type="float" office:value="935094" table:style-name="ce20">
            <text:p>935,094</text:p>
          </table:table-cell>
          <table:table-cell office:value-type="float" office:value="80.513300747978661" table:style-name="ce21">
            <text:p>80.51</text:p>
          </table:table-cell>
          <table:table-cell office:value-type="float" office:value="309040" table:style-name="ce20">
            <text:p>309,040</text:p>
          </table:table-cell>
          <table:table-cell office:value-type="float" office:value="140738" table:style-name="ce20">
            <text:p>140,738</text:p>
          </table:table-cell>
          <table:table-cell office:value-type="float" office:value="168302" table:style-name="ce20">
            <text:p>168,302</text:p>
          </table:table-cell>
          <table:table-cell office:value-type="float" office:value="13.599772222298013" table:style-name="ce21">
            <text:p>13.6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13490" table:style-name="ce20">
            <text:p>2,813,490</text:p>
          </table:table-cell>
          <table:table-cell office:value-type="float" office:value="1381117" table:style-name="ce20">
            <text:p>1,381,117</text:p>
          </table:table-cell>
          <table:table-cell office:value-type="float" office:value="1432373" table:style-name="ce20">
            <text:p>1,432,373</text:p>
          </table:table-cell>
          <table:table-cell office:value-type="float" office:value="114741" table:style-name="ce20">
            <text:p>114,741</text:p>
          </table:table-cell>
          <table:table-cell office:value-type="float" office:value="59471" table:style-name="ce20">
            <text:p>59,471</text:p>
          </table:table-cell>
          <table:table-cell office:value-type="float" office:value="55270" table:style-name="ce20">
            <text:p>55,270</text:p>
          </table:table-cell>
          <table:table-cell office:value-type="float" office:value="4.0782444579508015" table:style-name="ce21">
            <text:p>4.08</text:p>
          </table:table-cell>
          <table:table-cell office:value-type="float" office:value="173168" table:style-name="ce20">
            <text:p>173,168</text:p>
          </table:table-cell>
          <table:table-cell office:value-type="float" office:value="89938" table:style-name="ce20">
            <text:p>89,938</text:p>
          </table:table-cell>
          <table:table-cell office:value-type="float" office:value="83230" table:style-name="ce20">
            <text:p>83,230</text:p>
          </table:table-cell>
          <table:table-cell office:value-type="float" office:value="6.1549179133389487" table:style-name="ce22">
            <text:p>6.15</text:p>
          </table:table-cell>
          <table:table-cell office:value-type="float" office:value="308378" table:style-name="ce20">
            <text:p>308,378</text:p>
          </table:table-cell>
          <table:table-cell office:value-type="float" office:value="160025" table:style-name="ce20">
            <text:p>160,025</text:p>
          </table:table-cell>
          <table:table-cell office:value-type="float" office:value="148353" table:style-name="ce20">
            <text:p>148,353</text:p>
          </table:table-cell>
          <table:table-cell office:value-type="float" office:value="10.960692947193699" table:style-name="ce21">
            <text:p>10.96</text:p>
          </table:table-cell>
          <table:table-cell office:value-type="float" office:value="333739" table:style-name="ce20">
            <text:p>333,739</text:p>
          </table:table-cell>
          <table:table-cell office:value-type="float" office:value="173313" table:style-name="ce20">
            <text:p>173,313</text:p>
          </table:table-cell>
          <table:table-cell office:value-type="float" office:value="160426" table:style-name="ce20">
            <text:p>160,426</text:p>
          </table:table-cell>
          <table:table-cell office:value-type="float" office:value="11.862100096321649" table:style-name="ce21">
            <text:p>11.86</text:p>
          </table:table-cell>
          <table:table-cell office:value-type="float" office:value="159456" table:style-name="ce20">
            <text:p>159,456</text:p>
          </table:table-cell>
          <table:table-cell office:value-type="float" office:value="82895" table:style-name="ce20">
            <text:p>82,895</text:p>
          </table:table-cell>
          <table:table-cell office:value-type="float" office:value="76561" table:style-name="ce20">
            <text:p>76,561</text:p>
          </table:table-cell>
          <table:table-cell office:value-type="float" office:value="5.667551688472324" table:style-name="ce21">
            <text:p>5.67</text:p>
          </table:table-cell>
          <table:table-cell office:value-type="float" office:value="2285971" table:style-name="ce20">
            <text:p>2,285,971</text:p>
          </table:table-cell>
          <table:table-cell office:value-type="float" office:value="1107165" table:style-name="ce20">
            <text:p>1,107,165</text:p>
          </table:table-cell>
          <table:table-cell office:value-type="float" office:value="1178806" table:style-name="ce20">
            <text:p>1,178,806</text:p>
          </table:table-cell>
          <table:table-cell office:value-type="float" office:value="81.250368759085688" table:style-name="ce21">
            <text:p>81.25</text:p>
          </table:table-cell>
          <table:table-cell office:value-type="float" office:value="404949" table:style-name="ce20">
            <text:p>404,949</text:p>
          </table:table-cell>
          <table:table-cell office:value-type="float" office:value="184032" table:style-name="ce20">
            <text:p>184,032</text:p>
          </table:table-cell>
          <table:table-cell office:value-type="float" office:value="220917" table:style-name="ce20">
            <text:p>220,917</text:p>
          </table:table-cell>
          <table:table-cell office:value-type="float" office:value="14.393120288325175" table:style-name="ce21">
            <text:p>14.39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62059" table:style-name="ce20">
            <text:p>1,862,059</text:p>
          </table:table-cell>
          <table:table-cell office:value-type="float" office:value="927158" table:style-name="ce20">
            <text:p>927,158</text:p>
          </table:table-cell>
          <table:table-cell office:value-type="float" office:value="934901" table:style-name="ce20">
            <text:p>934,901</text:p>
          </table:table-cell>
          <table:table-cell office:value-type="float" office:value="62044" table:style-name="ce20">
            <text:p>62,044</text:p>
          </table:table-cell>
          <table:table-cell office:value-type="float" office:value="32197" table:style-name="ce20">
            <text:p>32,197</text:p>
          </table:table-cell>
          <table:table-cell office:value-type="float" office:value="29847" table:style-name="ce20">
            <text:p>29,847</text:p>
          </table:table-cell>
          <table:table-cell office:value-type="float" office:value="3.3320104250187561" table:style-name="ce21">
            <text:p>3.33</text:p>
          </table:table-cell>
          <table:table-cell office:value-type="float" office:value="94717" table:style-name="ce20">
            <text:p>94,717</text:p>
          </table:table-cell>
          <table:table-cell office:value-type="float" office:value="49210" table:style-name="ce20">
            <text:p>49,210</text:p>
          </table:table-cell>
          <table:table-cell office:value-type="float" office:value="45507" table:style-name="ce20">
            <text:p>45,507</text:p>
          </table:table-cell>
          <table:table-cell office:value-type="float" office:value="5.0866809268664417" table:style-name="ce22">
            <text:p>5.09</text:p>
          </table:table-cell>
          <table:table-cell office:value-type="float" office:value="172178" table:style-name="ce20">
            <text:p>172,178</text:p>
          </table:table-cell>
          <table:table-cell office:value-type="float" office:value="89373" table:style-name="ce20">
            <text:p>89,373</text:p>
          </table:table-cell>
          <table:table-cell office:value-type="float" office:value="82805" table:style-name="ce20">
            <text:p>82,805</text:p>
          </table:table-cell>
          <table:table-cell office:value-type="float" office:value="9.2466457829746531" table:style-name="ce21">
            <text:p>9.25</text:p>
          </table:table-cell>
          <table:table-cell office:value-type="float" office:value="187229" table:style-name="ce20">
            <text:p>187,229</text:p>
          </table:table-cell>
          <table:table-cell office:value-type="float" office:value="97129" table:style-name="ce20">
            <text:p>97,129</text:p>
          </table:table-cell>
          <table:table-cell office:value-type="float" office:value="90100" table:style-name="ce20">
            <text:p>90,100</text:p>
          </table:table-cell>
          <table:table-cell office:value-type="float" office:value="10.054944553314368" table:style-name="ce21">
            <text:p>10.05</text:p>
          </table:table-cell>
          <table:table-cell office:value-type="float" office:value="93556" table:style-name="ce20">
            <text:p>93,556</text:p>
          </table:table-cell>
          <table:table-cell office:value-type="float" office:value="48609" table:style-name="ce20">
            <text:p>48,609</text:p>
          </table:table-cell>
          <table:table-cell office:value-type="float" office:value="44947" table:style-name="ce20">
            <text:p>44,947</text:p>
          </table:table-cell>
          <table:table-cell office:value-type="float" office:value="5.0243305931766926" table:style-name="ce21">
            <text:p>5.02</text:p>
          </table:table-cell>
          <table:table-cell office:value-type="float" office:value="1561280" table:style-name="ce20">
            <text:p>1,561,280</text:p>
          </table:table-cell>
          <table:table-cell office:value-type="float" office:value="770822" table:style-name="ce20">
            <text:p>770,822</text:p>
          </table:table-cell>
          <table:table-cell office:value-type="float" office:value="790458" table:style-name="ce20">
            <text:p>790,458</text:p>
          </table:table-cell>
          <table:table-cell office:value-type="float" office:value="83.846967255065493" table:style-name="ce21">
            <text:p>83.85</text:p>
          </table:table-cell>
          <table:table-cell office:value-type="float" office:value="322206" table:style-name="ce20">
            <text:p>322,206</text:p>
          </table:table-cell>
          <table:table-cell office:value-type="float" office:value="147963" table:style-name="ce20">
            <text:p>147,963</text:p>
          </table:table-cell>
          <table:table-cell office:value-type="float" office:value="174243" table:style-name="ce20">
            <text:p>174,243</text:p>
          </table:table-cell>
          <table:table-cell office:value-type="float" office:value="17.303748162652205" table:style-name="ce21">
            <text:p>17.3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44691" table:style-name="ce20">
            <text:p>2,744,691</text:p>
          </table:table-cell>
          <table:table-cell office:value-type="float" office:value="1352711" table:style-name="ce20">
            <text:p>1,352,711</text:p>
          </table:table-cell>
          <table:table-cell office:value-type="float" office:value="1391980" table:style-name="ce20">
            <text:p>1,391,980</text:p>
          </table:table-cell>
          <table:table-cell office:value-type="float" office:value="96131" table:style-name="ce20">
            <text:p>96,131</text:p>
          </table:table-cell>
          <table:table-cell office:value-type="float" office:value="49797" table:style-name="ce20">
            <text:p>49,797</text:p>
          </table:table-cell>
          <table:table-cell office:value-type="float" office:value="46334" table:style-name="ce20">
            <text:p>46,334</text:p>
          </table:table-cell>
          <table:table-cell office:value-type="float" office:value="3.5024343359598586" table:style-name="ce21">
            <text:p>3.50</text:p>
          </table:table-cell>
          <table:table-cell office:value-type="float" office:value="141805" table:style-name="ce20">
            <text:p>141,805</text:p>
          </table:table-cell>
          <table:table-cell office:value-type="float" office:value="73537" table:style-name="ce20">
            <text:p>73,537</text:p>
          </table:table-cell>
          <table:table-cell office:value-type="float" office:value="68268" table:style-name="ce20">
            <text:p>68,268</text:p>
          </table:table-cell>
          <table:table-cell office:value-type="float" office:value="5.1665196555823583" table:style-name="ce22">
            <text:p>5.17</text:p>
          </table:table-cell>
          <table:table-cell office:value-type="float" office:value="250777" table:style-name="ce20">
            <text:p>250,777</text:p>
          </table:table-cell>
          <table:table-cell office:value-type="float" office:value="130015" table:style-name="ce20">
            <text:p>130,015</text:p>
          </table:table-cell>
          <table:table-cell office:value-type="float" office:value="120762" table:style-name="ce20">
            <text:p>120,762</text:p>
          </table:table-cell>
          <table:table-cell office:value-type="float" office:value="9.1368026491871035" table:style-name="ce21">
            <text:p>9.14</text:p>
          </table:table-cell>
          <table:table-cell office:value-type="float" office:value="271975" table:style-name="ce20">
            <text:p>271,975</text:p>
          </table:table-cell>
          <table:table-cell office:value-type="float" office:value="140947" table:style-name="ce20">
            <text:p>140,947</text:p>
          </table:table-cell>
          <table:table-cell office:value-type="float" office:value="131028" table:style-name="ce20">
            <text:p>131,028</text:p>
          </table:table-cell>
          <table:table-cell office:value-type="float" office:value="9.9091300259300592" table:style-name="ce21">
            <text:p>9.91</text:p>
          </table:table-cell>
          <table:table-cell office:value-type="float" office:value="136149" table:style-name="ce20">
            <text:p>136,149</text:p>
          </table:table-cell>
          <table:table-cell office:value-type="float" office:value="70954" table:style-name="ce20">
            <text:p>70,954</text:p>
          </table:table-cell>
          <table:table-cell office:value-type="float" office:value="65195" table:style-name="ce20">
            <text:p>65,195</text:p>
          </table:table-cell>
          <table:table-cell office:value-type="float" office:value="4.9604490997347241" table:style-name="ce21">
            <text:p>4.96</text:p>
          </table:table-cell>
          <table:table-cell office:value-type="float" office:value="2304774" table:style-name="ce20">
            <text:p>2,304,774</text:p>
          </table:table-cell>
          <table:table-cell office:value-type="float" office:value="1124174" table:style-name="ce20">
            <text:p>1,124,174</text:p>
          </table:table-cell>
          <table:table-cell office:value-type="float" office:value="1180600" table:style-name="ce20">
            <text:p>1,180,600</text:p>
          </table:table-cell>
          <table:table-cell office:value-type="float" office:value="83.972075545116013" table:style-name="ce21">
            <text:p>83.97</text:p>
          </table:table-cell>
          <table:table-cell office:value-type="float" office:value="481439" table:style-name="ce20">
            <text:p>481,439</text:p>
          </table:table-cell>
          <table:table-cell office:value-type="float" office:value="217360" table:style-name="ce20">
            <text:p>217,360</text:p>
          </table:table-cell>
          <table:table-cell office:value-type="float" office:value="264079" table:style-name="ce20">
            <text:p>264,079</text:p>
          </table:table-cell>
          <table:table-cell office:value-type="float" office:value="17.540735915263323" table:style-name="ce21">
            <text:p>17.54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94993" table:style-name="ce20">
            <text:p>6,994,993</text:p>
          </table:table-cell>
          <table:table-cell office:value-type="float" office:value="3554841" table:style-name="ce20">
            <text:p>3,554,841</text:p>
          </table:table-cell>
          <table:table-cell office:value-type="float" office:value="3440152" table:style-name="ce20">
            <text:p>3,440,152</text:p>
          </table:table-cell>
          <table:table-cell office:value-type="float" office:value="245175" table:style-name="ce20">
            <text:p>245,175</text:p>
          </table:table-cell>
          <table:table-cell office:value-type="float" office:value="127228" table:style-name="ce20">
            <text:p>127,228</text:p>
          </table:table-cell>
          <table:table-cell office:value-type="float" office:value="117947" table:style-name="ce20">
            <text:p>117,947</text:p>
          </table:table-cell>
          <table:table-cell office:value-type="float" office:value="3.5050070814938628" table:style-name="ce21">
            <text:p>3.51</text:p>
          </table:table-cell>
          <table:table-cell office:value-type="float" office:value="363178" table:style-name="ce20">
            <text:p>363,178</text:p>
          </table:table-cell>
          <table:table-cell office:value-type="float" office:value="188288" table:style-name="ce20">
            <text:p>188,288</text:p>
          </table:table-cell>
          <table:table-cell office:value-type="float" office:value="174890" table:style-name="ce20">
            <text:p>174,890</text:p>
          </table:table-cell>
          <table:table-cell office:value-type="float" office:value="5.1919708854605" table:style-name="ce22">
            <text:p>5.19</text:p>
          </table:table-cell>
          <table:table-cell office:value-type="float" office:value="653016" table:style-name="ce20">
            <text:p>653,016</text:p>
          </table:table-cell>
          <table:table-cell office:value-type="float" office:value="338858" table:style-name="ce20">
            <text:p>338,858</text:p>
          </table:table-cell>
          <table:table-cell office:value-type="float" office:value="314158" table:style-name="ce20">
            <text:p>314,158</text:p>
          </table:table-cell>
          <table:table-cell office:value-type="float" office:value="9.3354775337159026" table:style-name="ce21">
            <text:p>9.34</text:p>
          </table:table-cell>
          <table:table-cell office:value-type="float" office:value="710235" table:style-name="ce20">
            <text:p>710,235</text:p>
          </table:table-cell>
          <table:table-cell office:value-type="float" office:value="368771" table:style-name="ce20">
            <text:p>368,771</text:p>
          </table:table-cell>
          <table:table-cell office:value-type="float" office:value="341464" table:style-name="ce20">
            <text:p>341,464</text:p>
          </table:table-cell>
          <table:table-cell office:value-type="float" office:value="10.153476922707428" table:style-name="ce21">
            <text:p>10.15</text:p>
          </table:table-cell>
          <table:table-cell office:value-type="float" office:value="371842" table:style-name="ce20">
            <text:p>371,842</text:p>
          </table:table-cell>
          <table:table-cell office:value-type="float" office:value="195031" table:style-name="ce20">
            <text:p>195,031</text:p>
          </table:table-cell>
          <table:table-cell office:value-type="float" office:value="176811" table:style-name="ce20">
            <text:p>176,811</text:p>
          </table:table-cell>
          <table:table-cell office:value-type="float" office:value="5.3158309093375786" table:style-name="ce21">
            <text:p>5.32</text:p>
          </table:table-cell>
          <table:table-cell office:value-type="float" office:value="5820127" table:style-name="ce20">
            <text:p>5,820,127</text:p>
          </table:table-cell>
          <table:table-cell office:value-type="float" office:value="2942175" table:style-name="ce20">
            <text:p>2,942,175</text:p>
          </table:table-cell>
          <table:table-cell office:value-type="float" office:value="2877952" table:style-name="ce20">
            <text:p>2,877,952</text:p>
          </table:table-cell>
          <table:table-cell office:value-type="float" office:value="83.204186194325004" table:style-name="ce21">
            <text:p>83.20</text:p>
          </table:table-cell>
          <table:table-cell office:value-type="float" office:value="1243726" table:style-name="ce20">
            <text:p>1,243,726</text:p>
          </table:table-cell>
          <table:table-cell office:value-type="float" office:value="575234" table:style-name="ce20">
            <text:p>575,234</text:p>
          </table:table-cell>
          <table:table-cell office:value-type="float" office:value="668492" table:style-name="ce20">
            <text:p>668,492</text:p>
          </table:table-cell>
          <table:table-cell office:value-type="float" office:value="17.780232231826393" table:style-name="ce21">
            <text:p>17.7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0692" table:style-name="ce24">
            <text:p>450,692</text:p>
          </table:table-cell>
          <table:table-cell office:value-type="float" office:value="226986" table:style-name="ce24">
            <text:p>226,986</text:p>
          </table:table-cell>
          <table:table-cell office:value-type="float" office:value="223706" table:style-name="ce24">
            <text:p>223,706</text:p>
          </table:table-cell>
          <table:table-cell office:value-type="float" office:value="15356" table:style-name="ce24">
            <text:p>15,356</text:p>
          </table:table-cell>
          <table:table-cell office:value-type="float" office:value="7910" table:style-name="ce24">
            <text:p>7,910</text:p>
          </table:table-cell>
          <table:table-cell office:value-type="float" office:value="7446" table:style-name="ce24">
            <text:p>7,446</text:p>
          </table:table-cell>
          <table:table-cell office:value-type="float" office:value="3.4072049204334669" table:style-name="ce25">
            <text:p>3.41</text:p>
          </table:table-cell>
          <table:table-cell office:value-type="float" office:value="22845" table:style-name="ce24">
            <text:p>22,845</text:p>
          </table:table-cell>
          <table:table-cell office:value-type="float" office:value="11775" table:style-name="ce24">
            <text:p>11,775</text:p>
          </table:table-cell>
          <table:table-cell office:value-type="float" office:value="11070" table:style-name="ce24">
            <text:p>11,070</text:p>
          </table:table-cell>
          <table:table-cell office:value-type="float" office:value="5.068871868149424" table:style-name="ce26">
            <text:p>5.07</text:p>
          </table:table-cell>
          <table:table-cell office:value-type="float" office:value="40986" table:style-name="ce24">
            <text:p>40,986</text:p>
          </table:table-cell>
          <table:table-cell office:value-type="float" office:value="21222" table:style-name="ce24">
            <text:p>21,222</text:p>
          </table:table-cell>
          <table:table-cell office:value-type="float" office:value="19764" table:style-name="ce24">
            <text:p>19,764</text:p>
          </table:table-cell>
          <table:table-cell office:value-type="float" office:value="9.0940154251684078" table:style-name="ce25">
            <text:p>9.09</text:p>
          </table:table-cell>
          <table:table-cell office:value-type="float" office:value="44682" table:style-name="ce24">
            <text:p>44,682</text:p>
          </table:table-cell>
          <table:table-cell office:value-type="float" office:value="23151" table:style-name="ce24">
            <text:p>23,151</text:p>
          </table:table-cell>
          <table:table-cell office:value-type="float" office:value="21531" table:style-name="ce24">
            <text:p>21,531</text:p>
          </table:table-cell>
          <table:table-cell office:value-type="float" office:value="9.9140876696280387" table:style-name="ce25">
            <text:p>9.91</text:p>
          </table:table-cell>
          <table:table-cell office:value-type="float" office:value="23213" table:style-name="ce24">
            <text:p>23,213</text:p>
          </table:table-cell>
          <table:table-cell office:value-type="float" office:value="12070" table:style-name="ce24">
            <text:p>12,070</text:p>
          </table:table-cell>
          <table:table-cell office:value-type="float" office:value="11143" table:style-name="ce24">
            <text:p>11,143</text:p>
          </table:table-cell>
          <table:table-cell office:value-type="float" office:value="5.1505240829657506" table:style-name="ce25">
            <text:p>5.15</text:p>
          </table:table-cell>
          <table:table-cell office:value-type="float" office:value="377243" table:style-name="ce24">
            <text:p>377,243</text:p>
          </table:table-cell>
          <table:table-cell office:value-type="float" office:value="188888" table:style-name="ce24">
            <text:p>188,888</text:p>
          </table:table-cell>
          <table:table-cell office:value-type="float" office:value="188355" table:style-name="ce24">
            <text:p>188,355</text:p>
          </table:table-cell>
          <table:table-cell office:value-type="float" office:value="83.703061070531533" table:style-name="ce25">
            <text:p>83.70</text:p>
          </table:table-cell>
          <table:table-cell office:value-type="float" office:value="81088" table:style-name="ce24">
            <text:p>81,088</text:p>
          </table:table-cell>
          <table:table-cell office:value-type="float" office:value="37482" table:style-name="ce24">
            <text:p>37,482</text:p>
          </table:table-cell>
          <table:table-cell office:value-type="float" office:value="43606" table:style-name="ce24">
            <text:p>43,606</text:p>
          </table:table-cell>
          <table:table-cell office:value-type="float" office:value="17.991888029962812" table:style-name="ce25">
            <text:p>17.9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5580" table:style-name="ce24">
            <text:p>575,580</text:p>
          </table:table-cell>
          <table:table-cell office:value-type="float" office:value="293751" table:style-name="ce24">
            <text:p>293,751</text:p>
          </table:table-cell>
          <table:table-cell office:value-type="float" office:value="281829" table:style-name="ce24">
            <text:p>281,829</text:p>
          </table:table-cell>
          <table:table-cell office:value-type="float" office:value="27021" table:style-name="ce24">
            <text:p>27,021</text:p>
          </table:table-cell>
          <table:table-cell office:value-type="float" office:value="13989" table:style-name="ce24">
            <text:p>13,989</text:p>
          </table:table-cell>
          <table:table-cell office:value-type="float" office:value="13032" table:style-name="ce24">
            <text:p>13,032</text:p>
          </table:table-cell>
          <table:table-cell office:value-type="float" office:value="4.6945689565308033" table:style-name="ce25">
            <text:p>4.69</text:p>
          </table:table-cell>
          <table:table-cell office:value-type="float" office:value="40718" table:style-name="ce24">
            <text:p>40,718</text:p>
          </table:table-cell>
          <table:table-cell office:value-type="float" office:value="21129" table:style-name="ce24">
            <text:p>21,129</text:p>
          </table:table-cell>
          <table:table-cell office:value-type="float" office:value="19589" table:style-name="ce24">
            <text:p>19,589</text:p>
          </table:table-cell>
          <table:table-cell office:value-type="float" office:value="7.0742555335487678" table:style-name="ce26">
            <text:p>7.07</text:p>
          </table:table-cell>
          <table:table-cell office:value-type="float" office:value="73284" table:style-name="ce24">
            <text:p>73,284</text:p>
          </table:table-cell>
          <table:table-cell office:value-type="float" office:value="37859" table:style-name="ce24">
            <text:p>37,859</text:p>
          </table:table-cell>
          <table:table-cell office:value-type="float" office:value="35425" table:style-name="ce24">
            <text:p>35,425</text:p>
          </table:table-cell>
          <table:table-cell office:value-type="float" office:value="12.732200562910457" table:style-name="ce25">
            <text:p>12.73</text:p>
          </table:table-cell>
          <table:table-cell office:value-type="float" office:value="79410" table:style-name="ce24">
            <text:p>79,410</text:p>
          </table:table-cell>
          <table:table-cell office:value-type="float" office:value="41091" table:style-name="ce24">
            <text:p>41,091</text:p>
          </table:table-cell>
          <table:table-cell office:value-type="float" office:value="38319" table:style-name="ce24">
            <text:p>38,319</text:p>
          </table:table-cell>
          <table:table-cell office:value-type="float" office:value="13.796518294589804" table:style-name="ce25">
            <text:p>13.80</text:p>
          </table:table-cell>
          <table:table-cell office:value-type="float" office:value="36611" table:style-name="ce24">
            <text:p>36,611</text:p>
          </table:table-cell>
          <table:table-cell office:value-type="float" office:value="19224" table:style-name="ce24">
            <text:p>19,224</text:p>
          </table:table-cell>
          <table:table-cell office:value-type="float" office:value="17387" table:style-name="ce24">
            <text:p>17,387</text:p>
          </table:table-cell>
          <table:table-cell office:value-type="float" office:value="6.3607144098127106" table:style-name="ce25">
            <text:p>6.36</text:p>
          </table:table-cell>
          <table:table-cell office:value-type="float" office:value="452743" table:style-name="ce24">
            <text:p>452,743</text:p>
          </table:table-cell>
          <table:table-cell office:value-type="float" office:value="229866" table:style-name="ce24">
            <text:p>229,866</text:p>
          </table:table-cell>
          <table:table-cell office:value-type="float" office:value="222877" table:style-name="ce24">
            <text:p>222,877</text:p>
          </table:table-cell>
          <table:table-cell office:value-type="float" office:value="78.658570485423397" table:style-name="ce25">
            <text:p>78.66</text:p>
          </table:table-cell>
          <table:table-cell office:value-type="float" office:value="76664" table:style-name="ce24">
            <text:p>76,664</text:p>
          </table:table-cell>
          <table:table-cell office:value-type="float" office:value="36528" table:style-name="ce24">
            <text:p>36,528</text:p>
          </table:table-cell>
          <table:table-cell office:value-type="float" office:value="40136" table:style-name="ce24">
            <text:p>40,136</text:p>
          </table:table-cell>
          <table:table-cell office:value-type="float" office:value="13.319434309739741" table:style-name="ce25">
            <text:p>13.3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8178" table:style-name="ce24">
            <text:p>538,178</text:p>
          </table:table-cell>
          <table:table-cell office:value-type="float" office:value="277429" table:style-name="ce24">
            <text:p>277,429</text:p>
          </table:table-cell>
          <table:table-cell office:value-type="float" office:value="260749" table:style-name="ce24">
            <text:p>260,749</text:p>
          </table:table-cell>
          <table:table-cell office:value-type="float" office:value="16591" table:style-name="ce24">
            <text:p>16,591</text:p>
          </table:table-cell>
          <table:table-cell office:value-type="float" office:value="8553" table:style-name="ce24">
            <text:p>8,553</text:p>
          </table:table-cell>
          <table:table-cell office:value-type="float" office:value="8038" table:style-name="ce24">
            <text:p>8,038</text:p>
          </table:table-cell>
          <table:table-cell office:value-type="float" office:value="3.0828090334424672" table:style-name="ce25">
            <text:p>3.08</text:p>
          </table:table-cell>
          <table:table-cell office:value-type="float" office:value="26226" table:style-name="ce24">
            <text:p>26,226</text:p>
          </table:table-cell>
          <table:table-cell office:value-type="float" office:value="13517" table:style-name="ce24">
            <text:p>13,517</text:p>
          </table:table-cell>
          <table:table-cell office:value-type="float" office:value="12709" table:style-name="ce24">
            <text:p>12,709</text:p>
          </table:table-cell>
          <table:table-cell office:value-type="float" office:value="4.8731088970563645" table:style-name="ce26">
            <text:p>4.87</text:p>
          </table:table-cell>
          <table:table-cell office:value-type="float" office:value="49855" table:style-name="ce24">
            <text:p>49,855</text:p>
          </table:table-cell>
          <table:table-cell office:value-type="float" office:value="25687" table:style-name="ce24">
            <text:p>25,687</text:p>
          </table:table-cell>
          <table:table-cell office:value-type="float" office:value="24168" table:style-name="ce24">
            <text:p>24,168</text:p>
          </table:table-cell>
          <table:table-cell office:value-type="float" office:value="9.2636636949113491" table:style-name="ce25">
            <text:p>9.26</text:p>
          </table:table-cell>
          <table:table-cell office:value-type="float" office:value="54371" table:style-name="ce24">
            <text:p>54,371</text:p>
          </table:table-cell>
          <table:table-cell office:value-type="float" office:value="28026" table:style-name="ce24">
            <text:p>28,026</text:p>
          </table:table-cell>
          <table:table-cell office:value-type="float" office:value="26345" table:style-name="ce24">
            <text:p>26,345</text:p>
          </table:table-cell>
          <table:table-cell office:value-type="float" office:value="10.102791269802927" table:style-name="ce25">
            <text:p>10.10</text:p>
          </table:table-cell>
          <table:table-cell office:value-type="float" office:value="29363" table:style-name="ce24">
            <text:p>29,363</text:p>
          </table:table-cell>
          <table:table-cell office:value-type="float" office:value="15498" table:style-name="ce24">
            <text:p>15,498</text:p>
          </table:table-cell>
          <table:table-cell office:value-type="float" office:value="13865" table:style-name="ce24">
            <text:p>13,865</text:p>
          </table:table-cell>
          <table:table-cell office:value-type="float" office:value="5.456001545956914" table:style-name="ce25">
            <text:p>5.46</text:p>
          </table:table-cell>
          <table:table-cell office:value-type="float" office:value="447239" table:style-name="ce24">
            <text:p>447,239</text:p>
          </table:table-cell>
          <table:table-cell office:value-type="float" office:value="229921" table:style-name="ce24">
            <text:p>229,921</text:p>
          </table:table-cell>
          <table:table-cell office:value-type="float" office:value="217318" table:style-name="ce24">
            <text:p>217,318</text:p>
          </table:table-cell>
          <table:table-cell office:value-type="float" office:value="83.102430794272536" table:style-name="ce25">
            <text:p>83.10</text:p>
          </table:table-cell>
          <table:table-cell office:value-type="float" office:value="95729" table:style-name="ce24">
            <text:p>95,729</text:p>
          </table:table-cell>
          <table:table-cell office:value-type="float" office:value="45448" table:style-name="ce24">
            <text:p>45,448</text:p>
          </table:table-cell>
          <table:table-cell office:value-type="float" office:value="50281" table:style-name="ce24">
            <text:p>50,281</text:p>
          </table:table-cell>
          <table:table-cell office:value-type="float" office:value="17.787609303984926" table:style-name="ce25">
            <text:p>17.7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55330" table:style-name="ce24">
            <text:p>1,255,330</text:p>
          </table:table-cell>
          <table:table-cell office:value-type="float" office:value="637685" table:style-name="ce24">
            <text:p>637,685</text:p>
          </table:table-cell>
          <table:table-cell office:value-type="float" office:value="617645" table:style-name="ce24">
            <text:p>617,645</text:p>
          </table:table-cell>
          <table:table-cell office:value-type="float" office:value="50508" table:style-name="ce24">
            <text:p>50,508</text:p>
          </table:table-cell>
          <table:table-cell office:value-type="float" office:value="26244" table:style-name="ce24">
            <text:p>26,244</text:p>
          </table:table-cell>
          <table:table-cell office:value-type="float" office:value="24264" table:style-name="ce24">
            <text:p>24,264</text:p>
          </table:table-cell>
          <table:table-cell office:value-type="float" office:value="4.0234838648004905" table:style-name="ce25">
            <text:p>4.02</text:p>
          </table:table-cell>
          <table:table-cell office:value-type="float" office:value="71892" table:style-name="ce24">
            <text:p>71,892</text:p>
          </table:table-cell>
          <table:table-cell office:value-type="float" office:value="37357" table:style-name="ce24">
            <text:p>37,357</text:p>
          </table:table-cell>
          <table:table-cell office:value-type="float" office:value="34535" table:style-name="ce24">
            <text:p>34,535</text:p>
          </table:table-cell>
          <table:table-cell office:value-type="float" office:value="5.726940326448025" table:style-name="ce26">
            <text:p>5.73</text:p>
          </table:table-cell>
          <table:table-cell office:value-type="float" office:value="123743" table:style-name="ce24">
            <text:p>123,743</text:p>
          </table:table-cell>
          <table:table-cell office:value-type="float" office:value="64312" table:style-name="ce24">
            <text:p>64,312</text:p>
          </table:table-cell>
          <table:table-cell office:value-type="float" office:value="59431" table:style-name="ce24">
            <text:p>59,431</text:p>
          </table:table-cell>
          <table:table-cell office:value-type="float" office:value="9.8574080122358279" table:style-name="ce25">
            <text:p>9.86</text:p>
          </table:table-cell>
          <table:table-cell office:value-type="float" office:value="134083" table:style-name="ce24">
            <text:p>134,083</text:p>
          </table:table-cell>
          <table:table-cell office:value-type="float" office:value="69788" table:style-name="ce24">
            <text:p>69,788</text:p>
          </table:table-cell>
          <table:table-cell office:value-type="float" office:value="64295" table:style-name="ce24">
            <text:p>64,295</text:p>
          </table:table-cell>
          <table:table-cell office:value-type="float" office:value="10.681095807476918" table:style-name="ce25">
            <text:p>10.68</text:p>
          </table:table-cell>
          <table:table-cell office:value-type="float" office:value="68074" table:style-name="ce24">
            <text:p>68,074</text:p>
          </table:table-cell>
          <table:table-cell office:value-type="float" office:value="35895" table:style-name="ce24">
            <text:p>35,895</text:p>
          </table:table-cell>
          <table:table-cell office:value-type="float" office:value="32179" table:style-name="ce24">
            <text:p>32,179</text:p>
          </table:table-cell>
          <table:table-cell office:value-type="float" office:value="5.4227971927700285" table:style-name="ce25">
            <text:p>5.42</text:p>
          </table:table-cell>
          <table:table-cell office:value-type="float" office:value="1035607" table:style-name="ce24">
            <text:p>1,035,607</text:p>
          </table:table-cell>
          <table:table-cell office:value-type="float" office:value="522780" table:style-name="ce24">
            <text:p>522,780</text:p>
          </table:table-cell>
          <table:table-cell office:value-type="float" office:value="512827" table:style-name="ce24">
            <text:p>512,827</text:p>
          </table:table-cell>
          <table:table-cell office:value-type="float" office:value="82.496793671783522" table:style-name="ce25">
            <text:p>82.50</text:p>
          </table:table-cell>
          <table:table-cell office:value-type="float" office:value="218477" table:style-name="ce24">
            <text:p>218,477</text:p>
          </table:table-cell>
          <table:table-cell office:value-type="float" office:value="100964" table:style-name="ce24">
            <text:p>100,964</text:p>
          </table:table-cell>
          <table:table-cell office:value-type="float" office:value="117513" table:style-name="ce24">
            <text:p>117,513</text:p>
          </table:table-cell>
          <table:table-cell office:value-type="float" office:value="17.403949559080083" table:style-name="ce25">
            <text:p>17.4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4897" table:style-name="ce24">
            <text:p>484,897</text:p>
          </table:table-cell>
          <table:table-cell office:value-type="float" office:value="247686" table:style-name="ce24">
            <text:p>247,686</text:p>
          </table:table-cell>
          <table:table-cell office:value-type="float" office:value="237211" table:style-name="ce24">
            <text:p>237,211</text:p>
          </table:table-cell>
          <table:table-cell office:value-type="float" office:value="14784" table:style-name="ce24">
            <text:p>14,784</text:p>
          </table:table-cell>
          <table:table-cell office:value-type="float" office:value="7769" table:style-name="ce24">
            <text:p>7,769</text:p>
          </table:table-cell>
          <table:table-cell office:value-type="float" office:value="7015" table:style-name="ce24">
            <text:p>7,015</text:p>
          </table:table-cell>
          <table:table-cell office:value-type="float" office:value="3.0488949199520725" table:style-name="ce25">
            <text:p>3.05</text:p>
          </table:table-cell>
          <table:table-cell office:value-type="float" office:value="21833" table:style-name="ce24">
            <text:p>21,833</text:p>
          </table:table-cell>
          <table:table-cell office:value-type="float" office:value="11393" table:style-name="ce24">
            <text:p>11,393</text:p>
          </table:table-cell>
          <table:table-cell office:value-type="float" office:value="10440" table:style-name="ce24">
            <text:p>10,440</text:p>
          </table:table-cell>
          <table:table-cell office:value-type="float" office:value="4.5026057080163415" table:style-name="ce26">
            <text:p>4.50</text:p>
          </table:table-cell>
          <table:table-cell office:value-type="float" office:value="39797" table:style-name="ce24">
            <text:p>39,797</text:p>
          </table:table-cell>
          <table:table-cell office:value-type="float" office:value="20750" table:style-name="ce24">
            <text:p>20,750</text:p>
          </table:table-cell>
          <table:table-cell office:value-type="float" office:value="19047" table:style-name="ce24">
            <text:p>19,047</text:p>
          </table:table-cell>
          <table:table-cell office:value-type="float" office:value="8.2073100060425208" table:style-name="ce25">
            <text:p>8.21</text:p>
          </table:table-cell>
          <table:table-cell office:value-type="float" office:value="43311" table:style-name="ce24">
            <text:p>43,311</text:p>
          </table:table-cell>
          <table:table-cell office:value-type="float" office:value="22578" table:style-name="ce24">
            <text:p>22,578</text:p>
          </table:table-cell>
          <table:table-cell office:value-type="float" office:value="20733" table:style-name="ce24">
            <text:p>20,733</text:p>
          </table:table-cell>
          <table:table-cell office:value-type="float" office:value="8.9319999917508266" table:style-name="ce25">
            <text:p>8.93</text:p>
          </table:table-cell>
          <table:table-cell office:value-type="float" office:value="24227" table:style-name="ce24">
            <text:p>24,227</text:p>
          </table:table-cell>
          <table:table-cell office:value-type="float" office:value="12562" table:style-name="ce24">
            <text:p>12,562</text:p>
          </table:table-cell>
          <table:table-cell office:value-type="float" office:value="11665" table:style-name="ce24">
            <text:p>11,665</text:p>
          </table:table-cell>
          <table:table-cell office:value-type="float" office:value="4.9963188058494898" table:style-name="ce25">
            <text:p>5.00</text:p>
          </table:table-cell>
          <table:table-cell office:value-type="float" office:value="410732" table:style-name="ce24">
            <text:p>410,732</text:p>
          </table:table-cell>
          <table:table-cell office:value-type="float" office:value="209109" table:style-name="ce24">
            <text:p>209,109</text:p>
          </table:table-cell>
          <table:table-cell office:value-type="float" office:value="201623" table:style-name="ce24">
            <text:p>201,623</text:p>
          </table:table-cell>
          <table:table-cell office:value-type="float" office:value="84.70499920601695" table:style-name="ce25">
            <text:p>84.70</text:p>
          </table:table-cell>
          <table:table-cell office:value-type="float" office:value="94290" table:style-name="ce24">
            <text:p>94,290</text:p>
          </table:table-cell>
          <table:table-cell office:value-type="float" office:value="44339" table:style-name="ce24">
            <text:p>44,339</text:p>
          </table:table-cell>
          <table:table-cell office:value-type="float" office:value="49951" table:style-name="ce24">
            <text:p>49,951</text:p>
          </table:table-cell>
          <table:table-cell office:value-type="float" office:value="19.44536674798978" table:style-name="ce25">
            <text:p>19.4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0132" table:style-name="ce24">
            <text:p>670,132</text:p>
          </table:table-cell>
          <table:table-cell office:value-type="float" office:value="346358" table:style-name="ce24">
            <text:p>346,358</text:p>
          </table:table-cell>
          <table:table-cell office:value-type="float" office:value="323774" table:style-name="ce24">
            <text:p>323,774</text:p>
          </table:table-cell>
          <table:table-cell office:value-type="float" office:value="20764" table:style-name="ce24">
            <text:p>20,764</text:p>
          </table:table-cell>
          <table:table-cell office:value-type="float" office:value="10752" table:style-name="ce24">
            <text:p>10,752</text:p>
          </table:table-cell>
          <table:table-cell office:value-type="float" office:value="10012" table:style-name="ce24">
            <text:p>10,012</text:p>
          </table:table-cell>
          <table:table-cell office:value-type="float" office:value="3.0984940280422366" table:style-name="ce25">
            <text:p>3.10</text:p>
          </table:table-cell>
          <table:table-cell office:value-type="float" office:value="30497" table:style-name="ce24">
            <text:p>30,497</text:p>
          </table:table-cell>
          <table:table-cell office:value-type="float" office:value="15740" table:style-name="ce24">
            <text:p>15,740</text:p>
          </table:table-cell>
          <table:table-cell office:value-type="float" office:value="14757" table:style-name="ce24">
            <text:p>14,757</text:p>
          </table:table-cell>
          <table:table-cell office:value-type="float" office:value="4.5508944506455444" table:style-name="ce26">
            <text:p>4.55</text:p>
          </table:table-cell>
          <table:table-cell office:value-type="float" office:value="55708" table:style-name="ce24">
            <text:p>55,708</text:p>
          </table:table-cell>
          <table:table-cell office:value-type="float" office:value="28829" table:style-name="ce24">
            <text:p>28,829</text:p>
          </table:table-cell>
          <table:table-cell office:value-type="float" office:value="26879" table:style-name="ce24">
            <text:p>26,879</text:p>
          </table:table-cell>
          <table:table-cell office:value-type="float" office:value="8.3129890827478761" table:style-name="ce25">
            <text:p>8.31</text:p>
          </table:table-cell>
          <table:table-cell office:value-type="float" office:value="60987" table:style-name="ce24">
            <text:p>60,987</text:p>
          </table:table-cell>
          <table:table-cell office:value-type="float" office:value="31576" table:style-name="ce24">
            <text:p>31,576</text:p>
          </table:table-cell>
          <table:table-cell office:value-type="float" office:value="29411" table:style-name="ce24">
            <text:p>29,411</text:p>
          </table:table-cell>
          <table:table-cell office:value-type="float" office:value="9.1007443309676308" table:style-name="ce25">
            <text:p>9.10</text:p>
          </table:table-cell>
          <table:table-cell office:value-type="float" office:value="35543" table:style-name="ce24">
            <text:p>35,543</text:p>
          </table:table-cell>
          <table:table-cell office:value-type="float" office:value="18619" table:style-name="ce24">
            <text:p>18,619</text:p>
          </table:table-cell>
          <table:table-cell office:value-type="float" office:value="16924" table:style-name="ce24">
            <text:p>16,924</text:p>
          </table:table-cell>
          <table:table-cell office:value-type="float" office:value="5.3038804295273172" table:style-name="ce25">
            <text:p>5.30</text:p>
          </table:table-cell>
          <table:table-cell office:value-type="float" office:value="564131" table:style-name="ce24">
            <text:p>564,131</text:p>
          </table:table-cell>
          <table:table-cell office:value-type="float" office:value="291166" table:style-name="ce24">
            <text:p>291,166</text:p>
          </table:table-cell>
          <table:table-cell office:value-type="float" office:value="272965" table:style-name="ce24">
            <text:p>272,965</text:p>
          </table:table-cell>
          <table:table-cell office:value-type="float" office:value="84.18207159186548" table:style-name="ce25">
            <text:p>84.18</text:p>
          </table:table-cell>
          <table:table-cell office:value-type="float" office:value="132022" table:style-name="ce24">
            <text:p>132,022</text:p>
          </table:table-cell>
          <table:table-cell office:value-type="float" office:value="60759" table:style-name="ce24">
            <text:p>60,759</text:p>
          </table:table-cell>
          <table:table-cell office:value-type="float" office:value="71263" table:style-name="ce24">
            <text:p>71,263</text:p>
          </table:table-cell>
          <table:table-cell office:value-type="float" office:value="19.700894749094207" table:style-name="ce25">
            <text:p>19.7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3316" table:style-name="ce24">
            <text:p>493,316</text:p>
          </table:table-cell>
          <table:table-cell office:value-type="float" office:value="255863" table:style-name="ce24">
            <text:p>255,863</text:p>
          </table:table-cell>
          <table:table-cell office:value-type="float" office:value="237453" table:style-name="ce24">
            <text:p>237,453</text:p>
          </table:table-cell>
          <table:table-cell office:value-type="float" office:value="13077" table:style-name="ce24">
            <text:p>13,077</text:p>
          </table:table-cell>
          <table:table-cell office:value-type="float" office:value="6673" table:style-name="ce24">
            <text:p>6,673</text:p>
          </table:table-cell>
          <table:table-cell office:value-type="float" office:value="6404" table:style-name="ce24">
            <text:p>6,404</text:p>
          </table:table-cell>
          <table:table-cell office:value-type="float" office:value="2.6508363807377018" table:style-name="ce25">
            <text:p>2.65</text:p>
          </table:table-cell>
          <table:table-cell office:value-type="float" office:value="18741" table:style-name="ce24">
            <text:p>18,741</text:p>
          </table:table-cell>
          <table:table-cell office:value-type="float" office:value="9642" table:style-name="ce24">
            <text:p>9,642</text:p>
          </table:table-cell>
          <table:table-cell office:value-type="float" office:value="9099" table:style-name="ce24">
            <text:p>9,099</text:p>
          </table:table-cell>
          <table:table-cell office:value-type="float" office:value="3.7989848291967014" table:style-name="ce26">
            <text:p>3.80</text:p>
          </table:table-cell>
          <table:table-cell office:value-type="float" office:value="33403" table:style-name="ce24">
            <text:p>33,403</text:p>
          </table:table-cell>
          <table:table-cell office:value-type="float" office:value="17249" table:style-name="ce24">
            <text:p>17,249</text:p>
          </table:table-cell>
          <table:table-cell office:value-type="float" office:value="16154" table:style-name="ce24">
            <text:p>16,154</text:p>
          </table:table-cell>
          <table:table-cell office:value-type="float" office:value="6.7711162824639777" table:style-name="ce25">
            <text:p>6.77</text:p>
          </table:table-cell>
          <table:table-cell office:value-type="float" office:value="36471" table:style-name="ce24">
            <text:p>36,471</text:p>
          </table:table-cell>
          <table:table-cell office:value-type="float" office:value="18893" table:style-name="ce24">
            <text:p>18,893</text:p>
          </table:table-cell>
          <table:table-cell office:value-type="float" office:value="17578" table:style-name="ce24">
            <text:p>17,578</text:p>
          </table:table-cell>
          <table:table-cell office:value-type="float" office:value="7.3930300253792698" table:style-name="ce25">
            <text:p>7.39</text:p>
          </table:table-cell>
          <table:table-cell office:value-type="float" office:value="22487" table:style-name="ce24">
            <text:p>22,487</text:p>
          </table:table-cell>
          <table:table-cell office:value-type="float" office:value="11849" table:style-name="ce24">
            <text:p>11,849</text:p>
          </table:table-cell>
          <table:table-cell office:value-type="float" office:value="10638" table:style-name="ce24">
            <text:p>10,638</text:p>
          </table:table-cell>
          <table:table-cell office:value-type="float" office:value="4.5583358334211743" table:style-name="ce25">
            <text:p>4.56</text:p>
          </table:table-cell>
          <table:table-cell office:value-type="float" office:value="426826" table:style-name="ce24">
            <text:p>426,826</text:p>
          </table:table-cell>
          <table:table-cell office:value-type="float" office:value="221201" table:style-name="ce24">
            <text:p>221,201</text:p>
          </table:table-cell>
          <table:table-cell office:value-type="float" office:value="205625" table:style-name="ce24">
            <text:p>205,625</text:p>
          </table:table-cell>
          <table:table-cell office:value-type="float" office:value="86.521823739753017" table:style-name="ce25">
            <text:p>86.52</text:p>
          </table:table-cell>
          <table:table-cell office:value-type="float" office:value="104113" table:style-name="ce24">
            <text:p>104,113</text:p>
          </table:table-cell>
          <table:table-cell office:value-type="float" office:value="48559" table:style-name="ce24">
            <text:p>48,559</text:p>
          </table:table-cell>
          <table:table-cell office:value-type="float" office:value="55554" table:style-name="ce24">
            <text:p>55,554</text:p>
          </table:table-cell>
          <table:table-cell office:value-type="float" office:value="21.104728003956897" table:style-name="ce25">
            <text:p>21.1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4440" table:style-name="ce24">
            <text:p>804,440</text:p>
          </table:table-cell>
          <table:table-cell office:value-type="float" office:value="409572" table:style-name="ce24">
            <text:p>409,572</text:p>
          </table:table-cell>
          <table:table-cell office:value-type="float" office:value="394868" table:style-name="ce24">
            <text:p>394,868</text:p>
          </table:table-cell>
          <table:table-cell office:value-type="float" office:value="23945" table:style-name="ce24">
            <text:p>23,945</text:p>
          </table:table-cell>
          <table:table-cell office:value-type="float" office:value="12436" table:style-name="ce24">
            <text:p>12,436</text:p>
          </table:table-cell>
          <table:table-cell office:value-type="float" office:value="11509" table:style-name="ce24">
            <text:p>11,509</text:p>
          </table:table-cell>
          <table:table-cell office:value-type="float" office:value="2.9766048431206804" table:style-name="ce25">
            <text:p>2.98</text:p>
          </table:table-cell>
          <table:table-cell office:value-type="float" office:value="35611" table:style-name="ce24">
            <text:p>35,611</text:p>
          </table:table-cell>
          <table:table-cell office:value-type="float" office:value="18547" table:style-name="ce24">
            <text:p>18,547</text:p>
          </table:table-cell>
          <table:table-cell office:value-type="float" office:value="17064" table:style-name="ce24">
            <text:p>17,064</text:p>
          </table:table-cell>
          <table:table-cell office:value-type="float" office:value="4.4268062254487592" table:style-name="ce26">
            <text:p>4.43</text:p>
          </table:table-cell>
          <table:table-cell office:value-type="float" office:value="64321" table:style-name="ce24">
            <text:p>64,321</text:p>
          </table:table-cell>
          <table:table-cell office:value-type="float" office:value="33506" table:style-name="ce24">
            <text:p>33,506</text:p>
          </table:table-cell>
          <table:table-cell office:value-type="float" office:value="30815" table:style-name="ce24">
            <text:p>30,815</text:p>
          </table:table-cell>
          <table:table-cell office:value-type="float" office:value="7.9957485952961065" table:style-name="ce25">
            <text:p>8.00</text:p>
          </table:table-cell>
          <table:table-cell office:value-type="float" office:value="69955" table:style-name="ce24">
            <text:p>69,955</text:p>
          </table:table-cell>
          <table:table-cell office:value-type="float" office:value="36419" table:style-name="ce24">
            <text:p>36,419</text:p>
          </table:table-cell>
          <table:table-cell office:value-type="float" office:value="33536" table:style-name="ce24">
            <text:p>33,536</text:p>
          </table:table-cell>
          <table:table-cell office:value-type="float" office:value="8.6961115807269653" table:style-name="ce25">
            <text:p>8.70</text:p>
          </table:table-cell>
          <table:table-cell office:value-type="float" office:value="38408" table:style-name="ce24">
            <text:p>38,408</text:p>
          </table:table-cell>
          <table:table-cell office:value-type="float" office:value="20127" table:style-name="ce24">
            <text:p>20,127</text:p>
          </table:table-cell>
          <table:table-cell office:value-type="float" office:value="18281" table:style-name="ce24">
            <text:p>18,281</text:p>
          </table:table-cell>
          <table:table-cell office:value-type="float" office:value="4.7745015165829647" table:style-name="ce25">
            <text:p>4.77</text:p>
          </table:table-cell>
          <table:table-cell office:value-type="float" office:value="685299" table:style-name="ce24">
            <text:p>685,299</text:p>
          </table:table-cell>
          <table:table-cell office:value-type="float" office:value="347479" table:style-name="ce24">
            <text:p>347,479</text:p>
          </table:table-cell>
          <table:table-cell office:value-type="float" office:value="337820" table:style-name="ce24">
            <text:p>337,820</text:p>
          </table:table-cell>
          <table:table-cell office:value-type="float" office:value="85.189572870568341" table:style-name="ce25">
            <text:p>85.19</text:p>
          </table:table-cell>
          <table:table-cell office:value-type="float" office:value="151173" table:style-name="ce24">
            <text:p>151,173</text:p>
          </table:table-cell>
          <table:table-cell office:value-type="float" office:value="70466" table:style-name="ce24">
            <text:p>70,466</text:p>
          </table:table-cell>
          <table:table-cell office:value-type="float" office:value="80707" table:style-name="ce24">
            <text:p>80,707</text:p>
          </table:table-cell>
          <table:table-cell office:value-type="float" office:value="18.792327581920343" table:style-name="ce25">
            <text:p>18.7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3386" table:style-name="ce24">
            <text:p>213,386</text:p>
          </table:table-cell>
          <table:table-cell office:value-type="float" office:value="109464" table:style-name="ce24">
            <text:p>109,464</text:p>
          </table:table-cell>
          <table:table-cell office:value-type="float" office:value="103922" table:style-name="ce24">
            <text:p>103,922</text:p>
          </table:table-cell>
          <table:table-cell office:value-type="float" office:value="7135" table:style-name="ce24">
            <text:p>7,135</text:p>
          </table:table-cell>
          <table:table-cell office:value-type="float" office:value="3752" table:style-name="ce24">
            <text:p>3,752</text:p>
          </table:table-cell>
          <table:table-cell office:value-type="float" office:value="3383" table:style-name="ce24">
            <text:p>3,383</text:p>
          </table:table-cell>
          <table:table-cell office:value-type="float" office:value="3.3437057726373802" table:style-name="ce25">
            <text:p>3.34</text:p>
          </table:table-cell>
          <table:table-cell office:value-type="float" office:value="10381" table:style-name="ce24">
            <text:p>10,381</text:p>
          </table:table-cell>
          <table:table-cell office:value-type="float" office:value="5407" table:style-name="ce24">
            <text:p>5,407</text:p>
          </table:table-cell>
          <table:table-cell office:value-type="float" office:value="4974" table:style-name="ce24">
            <text:p>4,974</text:p>
          </table:table-cell>
          <table:table-cell office:value-type="float" office:value="4.8648927296073783" table:style-name="ce26">
            <text:p>4.86</text:p>
          </table:table-cell>
          <table:table-cell office:value-type="float" office:value="18700" table:style-name="ce24">
            <text:p>18,700</text:p>
          </table:table-cell>
          <table:table-cell office:value-type="float" office:value="9774" table:style-name="ce24">
            <text:p>9,774</text:p>
          </table:table-cell>
          <table:table-cell office:value-type="float" office:value="8926" table:style-name="ce24">
            <text:p>8,926</text:p>
          </table:table-cell>
          <table:table-cell office:value-type="float" office:value="8.7634615204371418" table:style-name="ce25">
            <text:p>8.76</text:p>
          </table:table-cell>
          <table:table-cell office:value-type="float" office:value="20333" table:style-name="ce24">
            <text:p>20,333</text:p>
          </table:table-cell>
          <table:table-cell office:value-type="float" office:value="10638" table:style-name="ce24">
            <text:p>10,638</text:p>
          </table:table-cell>
          <table:table-cell office:value-type="float" office:value="9695" table:style-name="ce24">
            <text:p>9,695</text:p>
          </table:table-cell>
          <table:table-cell office:value-type="float" office:value="9.5287413419811973" table:style-name="ce25">
            <text:p>9.53</text:p>
          </table:table-cell>
          <table:table-cell office:value-type="float" office:value="11102" table:style-name="ce24">
            <text:p>11,102</text:p>
          </table:table-cell>
          <table:table-cell office:value-type="float" office:value="5879" table:style-name="ce24">
            <text:p>5,879</text:p>
          </table:table-cell>
          <table:table-cell office:value-type="float" office:value="5223" table:style-name="ce24">
            <text:p>5,223</text:p>
          </table:table-cell>
          <table:table-cell office:value-type="float" office:value="5.2027780641654093" table:style-name="ce25">
            <text:p>5.20</text:p>
          </table:table-cell>
          <table:table-cell office:value-type="float" office:value="179032" table:style-name="ce24">
            <text:p>179,032</text:p>
          </table:table-cell>
          <table:table-cell office:value-type="float" office:value="91451" table:style-name="ce24">
            <text:p>91,451</text:p>
          </table:table-cell>
          <table:table-cell office:value-type="float" office:value="87581" table:style-name="ce24">
            <text:p>87,581</text:p>
          </table:table-cell>
          <table:table-cell office:value-type="float" office:value="83.900537054914565" table:style-name="ce25">
            <text:p>83.90</text:p>
          </table:table-cell>
          <table:table-cell office:value-type="float" office:value="38726" table:style-name="ce24">
            <text:p>38,726</text:p>
          </table:table-cell>
          <table:table-cell office:value-type="float" office:value="17551" table:style-name="ce24">
            <text:p>17,551</text:p>
          </table:table-cell>
          <table:table-cell office:value-type="float" office:value="21175" table:style-name="ce24">
            <text:p>21,175</text:p>
          </table:table-cell>
          <table:table-cell office:value-type="float" office:value="18.148332130505281" table:style-name="ce25">
            <text:p>18.1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1358" table:style-name="ce24">
            <text:p>321,358</text:p>
          </table:table-cell>
          <table:table-cell office:value-type="float" office:value="162401" table:style-name="ce24">
            <text:p>162,401</text:p>
          </table:table-cell>
          <table:table-cell office:value-type="float" office:value="158957" table:style-name="ce24">
            <text:p>158,957</text:p>
          </table:table-cell>
          <table:table-cell office:value-type="float" office:value="11236" table:style-name="ce24">
            <text:p>11,236</text:p>
          </table:table-cell>
          <table:table-cell office:value-type="float" office:value="5869" table:style-name="ce24">
            <text:p>5,869</text:p>
          </table:table-cell>
          <table:table-cell office:value-type="float" office:value="5367" table:style-name="ce24">
            <text:p>5,367</text:p>
          </table:table-cell>
          <table:table-cell office:value-type="float" office:value="3.4964121011457627" table:style-name="ce25">
            <text:p>3.50</text:p>
          </table:table-cell>
          <table:table-cell office:value-type="float" office:value="16607" table:style-name="ce24">
            <text:p>16,607</text:p>
          </table:table-cell>
          <table:table-cell office:value-type="float" office:value="8647" table:style-name="ce24">
            <text:p>8,647</text:p>
          </table:table-cell>
          <table:table-cell office:value-type="float" office:value="7960" table:style-name="ce24">
            <text:p>7,960</text:p>
          </table:table-cell>
          <table:table-cell office:value-type="float" office:value="5.1677568319444358" table:style-name="ce26">
            <text:p>5.17</text:p>
          </table:table-cell>
          <table:table-cell office:value-type="float" office:value="29370" table:style-name="ce24">
            <text:p>29,370</text:p>
          </table:table-cell>
          <table:table-cell office:value-type="float" office:value="15390" table:style-name="ce24">
            <text:p>15,390</text:p>
          </table:table-cell>
          <table:table-cell office:value-type="float" office:value="13980" table:style-name="ce24">
            <text:p>13,980</text:p>
          </table:table-cell>
          <table:table-cell office:value-type="float" office:value="9.1393399261882386" table:style-name="ce25">
            <text:p>9.14</text:p>
          </table:table-cell>
          <table:table-cell office:value-type="float" office:value="31892" table:style-name="ce24">
            <text:p>31,892</text:p>
          </table:table-cell>
          <table:table-cell office:value-type="float" office:value="16710" table:style-name="ce24">
            <text:p>16,710</text:p>
          </table:table-cell>
          <table:table-cell office:value-type="float" office:value="15182" table:style-name="ce24">
            <text:p>15,182</text:p>
          </table:table-cell>
          <table:table-cell office:value-type="float" office:value="9.924134454409101" table:style-name="ce25">
            <text:p>9.92</text:p>
          </table:table-cell>
          <table:table-cell office:value-type="float" office:value="16318" table:style-name="ce24">
            <text:p>16,318</text:p>
          </table:table-cell>
          <table:table-cell office:value-type="float" office:value="8556" table:style-name="ce24">
            <text:p>8,556</text:p>
          </table:table-cell>
          <table:table-cell office:value-type="float" office:value="7762" table:style-name="ce24">
            <text:p>7,762</text:p>
          </table:table-cell>
          <table:table-cell office:value-type="float" office:value="5.0778259760142896" table:style-name="ce25">
            <text:p>5.08</text:p>
          </table:table-cell>
          <table:table-cell office:value-type="float" office:value="269096" table:style-name="ce24">
            <text:p>269,096</text:p>
          </table:table-cell>
          <table:table-cell office:value-type="float" office:value="134985" table:style-name="ce24">
            <text:p>134,985</text:p>
          </table:table-cell>
          <table:table-cell office:value-type="float" office:value="134111" table:style-name="ce24">
            <text:p>134,111</text:p>
          </table:table-cell>
          <table:table-cell office:value-type="float" office:value="83.737140509960852" table:style-name="ce25">
            <text:p>83.74</text:p>
          </table:table-cell>
          <table:table-cell office:value-type="float" office:value="58813" table:style-name="ce24">
            <text:p>58,813</text:p>
          </table:table-cell>
          <table:table-cell office:value-type="float" office:value="27019" table:style-name="ce24">
            <text:p>27,019</text:p>
          </table:table-cell>
          <table:table-cell office:value-type="float" office:value="31794" table:style-name="ce24">
            <text:p>31,794</text:p>
          </table:table-cell>
          <table:table-cell office:value-type="float" office:value="18.301395950933227" table:style-name="ce25">
            <text:p>18.3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340" table:style-name="ce24">
            <text:p>106,340</text:p>
          </table:table-cell>
          <table:table-cell office:value-type="float" office:value="54729" table:style-name="ce24">
            <text:p>54,729</text:p>
          </table:table-cell>
          <table:table-cell office:value-type="float" office:value="51611" table:style-name="ce24">
            <text:p>51,611</text:p>
          </table:table-cell>
          <table:table-cell office:value-type="float" office:value="4239" table:style-name="ce24">
            <text:p>4,239</text:p>
          </table:table-cell>
          <table:table-cell office:value-type="float" office:value="2233" table:style-name="ce24">
            <text:p>2,233</text:p>
          </table:table-cell>
          <table:table-cell office:value-type="float" office:value="2006" table:style-name="ce24">
            <text:p>2,006</text:p>
          </table:table-cell>
          <table:table-cell office:value-type="float" office:value="3.9862704532631179" table:style-name="ce25">
            <text:p>3.99</text:p>
          </table:table-cell>
          <table:table-cell office:value-type="float" office:value="5661" table:style-name="ce24">
            <text:p>5,661</text:p>
          </table:table-cell>
          <table:table-cell office:value-type="float" office:value="2986" table:style-name="ce24">
            <text:p>2,986</text:p>
          </table:table-cell>
          <table:table-cell office:value-type="float" office:value="2675" table:style-name="ce24">
            <text:p>2,675</text:p>
          </table:table-cell>
          <table:table-cell office:value-type="float" office:value="5.3234906902388568" table:style-name="ce26">
            <text:p>5.32</text:p>
          </table:table-cell>
          <table:table-cell office:value-type="float" office:value="8835" table:style-name="ce24">
            <text:p>8,835</text:p>
          </table:table-cell>
          <table:table-cell office:value-type="float" office:value="4664" table:style-name="ce24">
            <text:p>4,664</text:p>
          </table:table-cell>
          <table:table-cell office:value-type="float" office:value="4171" table:style-name="ce24">
            <text:p>4,171</text:p>
          </table:table-cell>
          <table:table-cell office:value-type="float" office:value="8.3082565356403979" table:style-name="ce25">
            <text:p>8.31</text:p>
          </table:table-cell>
          <table:table-cell office:value-type="float" office:value="9447" table:style-name="ce24">
            <text:p>9,447</text:p>
          </table:table-cell>
          <table:table-cell office:value-type="float" office:value="4966" table:style-name="ce24">
            <text:p>4,966</text:p>
          </table:table-cell>
          <table:table-cell office:value-type="float" office:value="4481" table:style-name="ce24">
            <text:p>4,481</text:p>
          </table:table-cell>
          <table:table-cell office:value-type="float" office:value="8.883769042693249" table:style-name="ce25">
            <text:p>8.88</text:p>
          </table:table-cell>
          <table:table-cell office:value-type="float" office:value="4320" table:style-name="ce24">
            <text:p>4,320</text:p>
          </table:table-cell>
          <table:table-cell office:value-type="float" office:value="2221" table:style-name="ce24">
            <text:p>2,221</text:p>
          </table:table-cell>
          <table:table-cell office:value-type="float" office:value="2099" table:style-name="ce24">
            <text:p>2,099</text:p>
          </table:table-cell>
          <table:table-cell office:value-type="float" office:value="4.062441226255407" table:style-name="ce25">
            <text:p>4.06</text:p>
          </table:table-cell>
          <table:table-cell office:value-type="float" office:value="90543" table:style-name="ce24">
            <text:p>90,543</text:p>
          </table:table-cell>
          <table:table-cell office:value-type="float" office:value="46394" table:style-name="ce24">
            <text:p>46,394</text:p>
          </table:table-cell>
          <table:table-cell office:value-type="float" office:value="44149" table:style-name="ce24">
            <text:p>44,149</text:p>
          </table:table-cell>
          <table:table-cell office:value-type="float" office:value="85.1448185066767" table:style-name="ce25">
            <text:p>85.14</text:p>
          </table:table-cell>
          <table:table-cell office:value-type="float" office:value="18823" table:style-name="ce24">
            <text:p>18,823</text:p>
          </table:table-cell>
          <table:table-cell office:value-type="float" office:value="8794" table:style-name="ce24">
            <text:p>8,794</text:p>
          </table:table-cell>
          <table:table-cell office:value-type="float" office:value="10029" table:style-name="ce24">
            <text:p>10,029</text:p>
          </table:table-cell>
          <table:table-cell office:value-type="float" office:value="17.700771111529058" table:style-name="ce25">
            <text:p>17.7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3977" table:style-name="ce24">
            <text:p>363,977</text:p>
          </table:table-cell>
          <table:table-cell office:value-type="float" office:value="181479" table:style-name="ce24">
            <text:p>181,479</text:p>
          </table:table-cell>
          <table:table-cell office:value-type="float" office:value="182498" table:style-name="ce24">
            <text:p>182,498</text:p>
          </table:table-cell>
          <table:table-cell office:value-type="float" office:value="10158" table:style-name="ce24">
            <text:p>10,158</text:p>
          </table:table-cell>
          <table:table-cell office:value-type="float" office:value="5277" table:style-name="ce24">
            <text:p>5,277</text:p>
          </table:table-cell>
          <table:table-cell office:value-type="float" office:value="4881" table:style-name="ce24">
            <text:p>4,881</text:p>
          </table:table-cell>
          <table:table-cell office:value-type="float" office:value="2.7908356846723832" table:style-name="ce25">
            <text:p>2.79</text:p>
          </table:table-cell>
          <table:table-cell office:value-type="float" office:value="15553" table:style-name="ce24">
            <text:p>15,553</text:p>
          </table:table-cell>
          <table:table-cell office:value-type="float" office:value="8065" table:style-name="ce24">
            <text:p>8,065</text:p>
          </table:table-cell>
          <table:table-cell office:value-type="float" office:value="7488" table:style-name="ce24">
            <text:p>7,488</text:p>
          </table:table-cell>
          <table:table-cell office:value-type="float" office:value="4.2730721996170091" table:style-name="ce26">
            <text:p>4.27</text:p>
          </table:table-cell>
          <table:table-cell office:value-type="float" office:value="28422" table:style-name="ce24">
            <text:p>28,422</text:p>
          </table:table-cell>
          <table:table-cell office:value-type="float" office:value="14678" table:style-name="ce24">
            <text:p>14,678</text:p>
          </table:table-cell>
          <table:table-cell office:value-type="float" office:value="13744" table:style-name="ce24">
            <text:p>13,744</text:p>
          </table:table-cell>
          <table:table-cell office:value-type="float" office:value="7.808735167332002" table:style-name="ce25">
            <text:p>7.81</text:p>
          </table:table-cell>
          <table:table-cell office:value-type="float" office:value="30998" table:style-name="ce24">
            <text:p>30,998</text:p>
          </table:table-cell>
          <table:table-cell office:value-type="float" office:value="15980" table:style-name="ce24">
            <text:p>15,980</text:p>
          </table:table-cell>
          <table:table-cell office:value-type="float" office:value="15018" table:style-name="ce24">
            <text:p>15,018</text:p>
          </table:table-cell>
          <table:table-cell office:value-type="float" office:value="8.5164721946716408" table:style-name="ce25">
            <text:p>8.52</text:p>
          </table:table-cell>
          <table:table-cell office:value-type="float" office:value="16935" table:style-name="ce24">
            <text:p>16,935</text:p>
          </table:table-cell>
          <table:table-cell office:value-type="float" office:value="8811" table:style-name="ce24">
            <text:p>8,811</text:p>
          </table:table-cell>
          <table:table-cell office:value-type="float" office:value="8124" table:style-name="ce24">
            <text:p>8,124</text:p>
          </table:table-cell>
          <table:table-cell office:value-type="float" office:value="4.6527665209614888" table:style-name="ce25">
            <text:p>4.65</text:p>
          </table:table-cell>
          <table:table-cell office:value-type="float" office:value="311809" table:style-name="ce24">
            <text:p>311,809</text:p>
          </table:table-cell>
          <table:table-cell office:value-type="float" office:value="154370" table:style-name="ce24">
            <text:p>154,370</text:p>
          </table:table-cell>
          <table:table-cell office:value-type="float" office:value="157439" table:style-name="ce24">
            <text:p>157,439</text:p>
          </table:table-cell>
          <table:table-cell office:value-type="float" office:value="85.667226225832948" table:style-name="ce25">
            <text:p>85.67</text:p>
          </table:table-cell>
          <table:table-cell office:value-type="float" office:value="67246" table:style-name="ce24">
            <text:p>67,246</text:p>
          </table:table-cell>
          <table:table-cell office:value-type="float" office:value="30315" table:style-name="ce24">
            <text:p>30,315</text:p>
          </table:table-cell>
          <table:table-cell office:value-type="float" office:value="36931" table:style-name="ce24">
            <text:p>36,931</text:p>
          </table:table-cell>
          <table:table-cell office:value-type="float" office:value="18.475343222236571" table:style-name="ce25">
            <text:p>18.4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640" table:style-name="ce24">
            <text:p>452,640</text:p>
          </table:table-cell>
          <table:table-cell office:value-type="float" office:value="223596" table:style-name="ce24">
            <text:p>223,596</text:p>
          </table:table-cell>
          <table:table-cell office:value-type="float" office:value="229044" table:style-name="ce24">
            <text:p>229,044</text:p>
          </table:table-cell>
          <table:table-cell office:value-type="float" office:value="21347" table:style-name="ce24">
            <text:p>21,347</text:p>
          </table:table-cell>
          <table:table-cell office:value-type="float" office:value="11060" table:style-name="ce24">
            <text:p>11,060</text:p>
          </table:table-cell>
          <table:table-cell office:value-type="float" office:value="10287" table:style-name="ce24">
            <text:p>10,287</text:p>
          </table:table-cell>
          <table:table-cell office:value-type="float" office:value="4.7161099328384593" table:style-name="ce25">
            <text:p>4.72</text:p>
          </table:table-cell>
          <table:table-cell office:value-type="float" office:value="32539" table:style-name="ce24">
            <text:p>32,539</text:p>
          </table:table-cell>
          <table:table-cell office:value-type="float" office:value="16831" table:style-name="ce24">
            <text:p>16,831</text:p>
          </table:table-cell>
          <table:table-cell office:value-type="float" office:value="15708" table:style-name="ce24">
            <text:p>15,708</text:p>
          </table:table-cell>
          <table:table-cell office:value-type="float" office:value="7.188715093672676" table:style-name="ce26">
            <text:p>7.19</text:p>
          </table:table-cell>
          <table:table-cell office:value-type="float" office:value="60030" table:style-name="ce24">
            <text:p>60,030</text:p>
          </table:table-cell>
          <table:table-cell office:value-type="float" office:value="31119" table:style-name="ce24">
            <text:p>31,119</text:p>
          </table:table-cell>
          <table:table-cell office:value-type="float" office:value="28911" table:style-name="ce24">
            <text:p>28,911</text:p>
          </table:table-cell>
          <table:table-cell office:value-type="float" office:value="13.262195121951221" table:style-name="ce25">
            <text:p>13.26</text:p>
          </table:table-cell>
          <table:table-cell office:value-type="float" office:value="65215" table:style-name="ce24">
            <text:p>65,215</text:p>
          </table:table-cell>
          <table:table-cell office:value-type="float" office:value="33827" table:style-name="ce24">
            <text:p>33,827</text:p>
          </table:table-cell>
          <table:table-cell office:value-type="float" office:value="31388" table:style-name="ce24">
            <text:p>31,388</text:p>
          </table:table-cell>
          <table:table-cell office:value-type="float" office:value="14.407697066101097" table:style-name="ce25">
            <text:p>14.41</text:p>
          </table:table-cell>
          <table:table-cell office:value-type="float" office:value="29524" table:style-name="ce24">
            <text:p>29,524</text:p>
          </table:table-cell>
          <table:table-cell office:value-type="float" office:value="15483" table:style-name="ce24">
            <text:p>15,483</text:p>
          </table:table-cell>
          <table:table-cell office:value-type="float" office:value="14041" table:style-name="ce24">
            <text:p>14,041</text:p>
          </table:table-cell>
          <table:table-cell office:value-type="float" office:value="6.5226228349240012" table:style-name="ce25">
            <text:p>6.52</text:p>
          </table:table-cell>
          <table:table-cell office:value-type="float" office:value="353279" table:style-name="ce24">
            <text:p>353,279</text:p>
          </table:table-cell>
          <table:table-cell office:value-type="float" office:value="171853" table:style-name="ce24">
            <text:p>171,853</text:p>
          </table:table-cell>
          <table:table-cell office:value-type="float" office:value="181426" table:style-name="ce24">
            <text:p>181,426</text:p>
          </table:table-cell>
          <table:table-cell office:value-type="float" office:value="78.048559561682566" table:style-name="ce25">
            <text:p>78.05</text:p>
          </table:table-cell>
          <table:table-cell office:value-type="float" office:value="61570" table:style-name="ce24">
            <text:p>61,570</text:p>
          </table:table-cell>
          <table:table-cell office:value-type="float" office:value="27225" table:style-name="ce24">
            <text:p>27,225</text:p>
          </table:table-cell>
          <table:table-cell office:value-type="float" office:value="34345" table:style-name="ce24">
            <text:p>34,345</text:p>
          </table:table-cell>
          <table:table-cell office:value-type="float" office:value="13.602421350300459" table:style-name="ce25">
            <text:p>13.6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4727" table:style-name="ce24">
            <text:p>264,727</text:p>
          </table:table-cell>
          <table:table-cell office:value-type="float" office:value="127842" table:style-name="ce24">
            <text:p>127,842</text:p>
          </table:table-cell>
          <table:table-cell office:value-type="float" office:value="136885" table:style-name="ce24">
            <text:p>136,885</text:p>
          </table:table-cell>
          <table:table-cell office:value-type="float" office:value="9014" table:style-name="ce24">
            <text:p>9,014</text:p>
          </table:table-cell>
          <table:table-cell office:value-type="float" office:value="4711" table:style-name="ce24">
            <text:p>4,711</text:p>
          </table:table-cell>
          <table:table-cell office:value-type="float" office:value="4303" table:style-name="ce24">
            <text:p>4,303</text:p>
          </table:table-cell>
          <table:table-cell office:value-type="float" office:value="3.4050172441798532" table:style-name="ce25">
            <text:p>3.41</text:p>
          </table:table-cell>
          <table:table-cell office:value-type="float" office:value="14074" table:style-name="ce24">
            <text:p>14,074</text:p>
          </table:table-cell>
          <table:table-cell office:value-type="float" office:value="7252" table:style-name="ce24">
            <text:p>7,252</text:p>
          </table:table-cell>
          <table:table-cell office:value-type="float" office:value="6822" table:style-name="ce24">
            <text:p>6,822</text:p>
          </table:table-cell>
          <table:table-cell office:value-type="float" office:value="5.3164203122462004" table:style-name="ce26">
            <text:p>5.32</text:p>
          </table:table-cell>
          <table:table-cell office:value-type="float" office:value="26562" table:style-name="ce24">
            <text:p>26,562</text:p>
          </table:table-cell>
          <table:table-cell office:value-type="float" office:value="13819" table:style-name="ce24">
            <text:p>13,819</text:p>
          </table:table-cell>
          <table:table-cell office:value-type="float" office:value="12743" table:style-name="ce24">
            <text:p>12,743</text:p>
          </table:table-cell>
          <table:table-cell office:value-type="float" office:value="10.033732864422594" table:style-name="ce25">
            <text:p>10.03</text:p>
          </table:table-cell>
          <table:table-cell office:value-type="float" office:value="29080" table:style-name="ce24">
            <text:p>29,080</text:p>
          </table:table-cell>
          <table:table-cell office:value-type="float" office:value="15128" table:style-name="ce24">
            <text:p>15,128</text:p>
          </table:table-cell>
          <table:table-cell office:value-type="float" office:value="13952" table:style-name="ce24">
            <text:p>13,952</text:p>
          </table:table-cell>
          <table:table-cell office:value-type="float" office:value="10.984901426752844" table:style-name="ce25">
            <text:p>10.98</text:p>
          </table:table-cell>
          <table:table-cell office:value-type="float" office:value="15717" table:style-name="ce24">
            <text:p>15,717</text:p>
          </table:table-cell>
          <table:table-cell office:value-type="float" office:value="8237" table:style-name="ce24">
            <text:p>8,237</text:p>
          </table:table-cell>
          <table:table-cell office:value-type="float" office:value="7480" table:style-name="ce24">
            <text:p>7,480</text:p>
          </table:table-cell>
          <table:table-cell office:value-type="float" office:value="5.937059687904898" table:style-name="ce25">
            <text:p>5.94</text:p>
          </table:table-cell>
          <table:table-cell office:value-type="float" office:value="216548" table:style-name="ce24">
            <text:p>216,548</text:p>
          </table:table-cell>
          <table:table-cell office:value-type="float" office:value="102712" table:style-name="ce24">
            <text:p>102,712</text:p>
          </table:table-cell>
          <table:table-cell office:value-type="float" office:value="113836" table:style-name="ce24">
            <text:p>113,836</text:p>
          </table:table-cell>
          <table:table-cell office:value-type="float" office:value="81.800496360401482" table:style-name="ce25">
            <text:p>81.80</text:p>
          </table:table-cell>
          <table:table-cell office:value-type="float" office:value="44992" table:style-name="ce24">
            <text:p>44,992</text:p>
          </table:table-cell>
          <table:table-cell office:value-type="float" office:value="19785" table:style-name="ce24">
            <text:p>19,785</text:p>
          </table:table-cell>
          <table:table-cell office:value-type="float" office:value="25207" table:style-name="ce24">
            <text:p>25,207</text:p>
          </table:table-cell>
          <table:table-cell office:value-type="float" office:value="16.995621904830259" table:style-name="ce25">
            <text:p>17.0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5184" table:style-name="ce20">
            <text:p>155,184</text:p>
          </table:table-cell>
          <table:table-cell office:value-type="float" office:value="78436" table:style-name="ce20">
            <text:p>78,436</text:p>
          </table:table-cell>
          <table:table-cell office:value-type="float" office:value="76748" table:style-name="ce20">
            <text:p>76,748</text:p>
          </table:table-cell>
          <table:table-cell office:value-type="float" office:value="5173" table:style-name="ce20">
            <text:p>5,173</text:p>
          </table:table-cell>
          <table:table-cell office:value-type="float" office:value="2675" table:style-name="ce20">
            <text:p>2,675</text:p>
          </table:table-cell>
          <table:table-cell office:value-type="float" office:value="2498" table:style-name="ce20">
            <text:p>2,498</text:p>
          </table:table-cell>
          <table:table-cell office:value-type="float" office:value="3.3334622125992373" table:style-name="ce21">
            <text:p>3.33</text:p>
          </table:table-cell>
          <table:table-cell office:value-type="float" office:value="7022" table:style-name="ce20">
            <text:p>7,022</text:p>
          </table:table-cell>
          <table:table-cell office:value-type="float" office:value="3647" table:style-name="ce20">
            <text:p>3,647</text:p>
          </table:table-cell>
          <table:table-cell office:value-type="float" office:value="3375" table:style-name="ce20">
            <text:p>3,375</text:p>
          </table:table-cell>
          <table:table-cell office:value-type="float" office:value="4.5249510258789565" table:style-name="ce22">
            <text:p>4.52</text:p>
          </table:table-cell>
          <table:table-cell office:value-type="float" office:value="11291" table:style-name="ce20">
            <text:p>11,291</text:p>
          </table:table-cell>
          <table:table-cell office:value-type="float" office:value="5894" table:style-name="ce20">
            <text:p>5,894</text:p>
          </table:table-cell>
          <table:table-cell office:value-type="float" office:value="5397" table:style-name="ce20">
            <text:p>5,397</text:p>
          </table:table-cell>
          <table:table-cell office:value-type="float" office:value="7.2758789565934636" table:style-name="ce21">
            <text:p>7.28</text:p>
          </table:table-cell>
          <table:table-cell office:value-type="float" office:value="12094" table:style-name="ce20">
            <text:p>12,094</text:p>
          </table:table-cell>
          <table:table-cell office:value-type="float" office:value="6302" table:style-name="ce20">
            <text:p>6,302</text:p>
          </table:table-cell>
          <table:table-cell office:value-type="float" office:value="5792" table:style-name="ce20">
            <text:p>5,792</text:p>
          </table:table-cell>
          <table:table-cell office:value-type="float" office:value="7.7933292091968243" table:style-name="ce21">
            <text:p>7.79</text:p>
          </table:table-cell>
          <table:table-cell office:value-type="float" office:value="5418" table:style-name="ce20">
            <text:p>5,418</text:p>
          </table:table-cell>
          <table:table-cell office:value-type="float" office:value="2837" table:style-name="ce20">
            <text:p>2,837</text:p>
          </table:table-cell>
          <table:table-cell office:value-type="float" office:value="2581" table:style-name="ce20">
            <text:p>2,581</text:p>
          </table:table-cell>
          <table:table-cell office:value-type="float" office:value="3.4913393133312716" table:style-name="ce21">
            <text:p>3.49</text:p>
          </table:table-cell>
          <table:table-cell office:value-type="float" office:value="134971" table:style-name="ce20">
            <text:p>134,971</text:p>
          </table:table-cell>
          <table:table-cell office:value-type="float" office:value="67855" table:style-name="ce20">
            <text:p>67,855</text:p>
          </table:table-cell>
          <table:table-cell office:value-type="float" office:value="67116" table:style-name="ce20">
            <text:p>67,116</text:p>
          </table:table-cell>
          <table:table-cell office:value-type="float" office:value="86.97481699144241" table:style-name="ce21">
            <text:p>86.97</text:p>
          </table:table-cell>
          <table:table-cell office:value-type="float" office:value="23629" table:style-name="ce20">
            <text:p>23,629</text:p>
          </table:table-cell>
          <table:table-cell office:value-type="float" office:value="11472" table:style-name="ce20">
            <text:p>11,472</text:p>
          </table:table-cell>
          <table:table-cell office:value-type="float" office:value="12157" table:style-name="ce20">
            <text:p>12,157</text:p>
          </table:table-cell>
          <table:table-cell office:value-type="float" office:value="15.226440870192803" table:style-name="ce21">
            <text:p>15.2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1539" table:style-name="ce24">
            <text:p>141,539</text:p>
          </table:table-cell>
          <table:table-cell office:value-type="float" office:value="70526" table:style-name="ce24">
            <text:p>70,526</text:p>
          </table:table-cell>
          <table:table-cell office:value-type="float" office:value="71013" table:style-name="ce24">
            <text:p>71,013</text:p>
          </table:table-cell>
          <table:table-cell office:value-type="float" office:value="4613" table:style-name="ce24">
            <text:p>4,613</text:p>
          </table:table-cell>
          <table:table-cell office:value-type="float" office:value="2371" table:style-name="ce24">
            <text:p>2,371</text:p>
          </table:table-cell>
          <table:table-cell office:value-type="float" office:value="2242" table:style-name="ce24">
            <text:p>2,242</text:p>
          </table:table-cell>
          <table:table-cell office:value-type="float" office:value="3.2591723835833233" table:style-name="ce25">
            <text:p>3.26</text:p>
          </table:table-cell>
          <table:table-cell office:value-type="float" office:value="6267" table:style-name="ce24">
            <text:p>6,267</text:p>
          </table:table-cell>
          <table:table-cell office:value-type="float" office:value="3233" table:style-name="ce24">
            <text:p>3,233</text:p>
          </table:table-cell>
          <table:table-cell office:value-type="float" office:value="3034" table:style-name="ce24">
            <text:p>3,034</text:p>
          </table:table-cell>
          <table:table-cell office:value-type="float" office:value="4.4277548944107279" table:style-name="ce26">
            <text:p>4.43</text:p>
          </table:table-cell>
          <table:table-cell office:value-type="float" office:value="10087" table:style-name="ce24">
            <text:p>10,087</text:p>
          </table:table-cell>
          <table:table-cell office:value-type="float" office:value="5250" table:style-name="ce24">
            <text:p>5,250</text:p>
          </table:table-cell>
          <table:table-cell office:value-type="float" office:value="4837" table:style-name="ce24">
            <text:p>4,837</text:p>
          </table:table-cell>
          <table:table-cell office:value-type="float" office:value="7.1266576703240796" table:style-name="ce25">
            <text:p>7.13</text:p>
          </table:table-cell>
          <table:table-cell office:value-type="float" office:value="10802" table:style-name="ce24">
            <text:p>10,802</text:p>
          </table:table-cell>
          <table:table-cell office:value-type="float" office:value="5608" table:style-name="ce24">
            <text:p>5,608</text:p>
          </table:table-cell>
          <table:table-cell office:value-type="float" office:value="5194" table:style-name="ce24">
            <text:p>5,194</text:p>
          </table:table-cell>
          <table:table-cell office:value-type="float" office:value="7.6318187919937257" table:style-name="ce25">
            <text:p>7.63</text:p>
          </table:table-cell>
          <table:table-cell office:value-type="float" office:value="4887" table:style-name="ce24">
            <text:p>4,887</text:p>
          </table:table-cell>
          <table:table-cell office:value-type="float" office:value="2549" table:style-name="ce24">
            <text:p>2,549</text:p>
          </table:table-cell>
          <table:table-cell office:value-type="float" office:value="2338" table:style-name="ce24">
            <text:p>2,338</text:p>
          </table:table-cell>
          <table:table-cell office:value-type="float" office:value="3.4527586036357469" table:style-name="ce25">
            <text:p>3.45</text:p>
          </table:table-cell>
          <table:table-cell office:value-type="float" office:value="123328" table:style-name="ce24">
            <text:p>123,328</text:p>
          </table:table-cell>
          <table:table-cell office:value-type="float" office:value="61025" table:style-name="ce24">
            <text:p>61,025</text:p>
          </table:table-cell>
          <table:table-cell office:value-type="float" office:value="62303" table:style-name="ce24">
            <text:p>62,303</text:p>
          </table:table-cell>
          <table:table-cell office:value-type="float" office:value="87.133581557026687" table:style-name="ce25">
            <text:p>87.13</text:p>
          </table:table-cell>
          <table:table-cell office:value-type="float" office:value="21806" table:style-name="ce24">
            <text:p>21,806</text:p>
          </table:table-cell>
          <table:table-cell office:value-type="float" office:value="10478" table:style-name="ce24">
            <text:p>10,478</text:p>
          </table:table-cell>
          <table:table-cell office:value-type="float" office:value="11328" table:style-name="ce24">
            <text:p>11,328</text:p>
          </table:table-cell>
          <table:table-cell office:value-type="float" office:value="15.406354432347269" table:style-name="ce25">
            <text:p>15.4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645" table:style-name="ce24">
            <text:p>13,645</text:p>
          </table:table-cell>
          <table:table-cell office:value-type="float" office:value="7910" table:style-name="ce24">
            <text:p>7,910</text:p>
          </table:table-cell>
          <table:table-cell office:value-type="float" office:value="5735" table:style-name="ce24">
            <text:p>5,735</text:p>
          </table:table-cell>
          <table:table-cell office:value-type="float" office:value="560" table:style-name="ce24">
            <text:p>560</text:p>
          </table:table-cell>
          <table:table-cell office:value-type="float" office:value="304" table:style-name="ce24">
            <text:p>304</text:p>
          </table:table-cell>
          <table:table-cell office:value-type="float" office:value="256" table:style-name="ce24">
            <text:p>256</text:p>
          </table:table-cell>
          <table:table-cell office:value-type="float" office:value="4.104067423964822" table:style-name="ce25">
            <text:p>4.10</text:p>
          </table:table-cell>
          <table:table-cell office:value-type="float" office:value="755" table:style-name="ce24">
            <text:p>755</text:p>
          </table:table-cell>
          <table:table-cell office:value-type="float" office:value="414" table:style-name="ce24">
            <text:p>414</text:p>
          </table:table-cell>
          <table:table-cell office:value-type="float" office:value="341" table:style-name="ce24">
            <text:p>341</text:p>
          </table:table-cell>
          <table:table-cell office:value-type="float" office:value="5.5331623305240019" table:style-name="ce26">
            <text:p>5.53</text:p>
          </table:table-cell>
          <table:table-cell office:value-type="float" office:value="1204" table:style-name="ce24">
            <text:p>1,204</text:p>
          </table:table-cell>
          <table:table-cell office:value-type="float" office:value="644" table:style-name="ce24">
            <text:p>644</text:p>
          </table:table-cell>
          <table:table-cell office:value-type="float" office:value="560" table:style-name="ce24">
            <text:p>560</text:p>
          </table:table-cell>
          <table:table-cell office:value-type="float" office:value="8.823744961524369" table:style-name="ce25">
            <text:p>8.82</text:p>
          </table:table-cell>
          <table:table-cell office:value-type="float" office:value="1292" table:style-name="ce24">
            <text:p>1,292</text:p>
          </table:table-cell>
          <table:table-cell office:value-type="float" office:value="694" table:style-name="ce24">
            <text:p>694</text:p>
          </table:table-cell>
          <table:table-cell office:value-type="float" office:value="598" table:style-name="ce24">
            <text:p>598</text:p>
          </table:table-cell>
          <table:table-cell office:value-type="float" office:value="9.4686698424331244" table:style-name="ce25">
            <text:p>9.47</text:p>
          </table:table-cell>
          <table:table-cell office:value-type="float" office:value="531" table:style-name="ce24">
            <text:p>531</text:p>
          </table:table-cell>
          <table:table-cell office:value-type="float" office:value="288" table:style-name="ce24">
            <text:p>288</text:p>
          </table:table-cell>
          <table:table-cell office:value-type="float" office:value="243" table:style-name="ce24">
            <text:p>243</text:p>
          </table:table-cell>
          <table:table-cell office:value-type="float" office:value="3.8915353609380725" table:style-name="ce25">
            <text:p>3.89</text:p>
          </table:table-cell>
          <table:table-cell office:value-type="float" office:value="11643" table:style-name="ce24">
            <text:p>11,643</text:p>
          </table:table-cell>
          <table:table-cell office:value-type="float" office:value="6830" table:style-name="ce24">
            <text:p>6,830</text:p>
          </table:table-cell>
          <table:table-cell office:value-type="float" office:value="4813" table:style-name="ce24">
            <text:p>4,813</text:p>
          </table:table-cell>
          <table:table-cell office:value-type="float" office:value="85.327958959325755" table:style-name="ce25">
            <text:p>85.33</text:p>
          </table:table-cell>
          <table:table-cell office:value-type="float" office:value="1823" table:style-name="ce24">
            <text:p>1,823</text:p>
          </table:table-cell>
          <table:table-cell office:value-type="float" office:value="994" table:style-name="ce24">
            <text:p>994</text:p>
          </table:table-cell>
          <table:table-cell office:value-type="float" office:value="829" table:style-name="ce24">
            <text:p>829</text:p>
          </table:table-cell>
          <table:table-cell office:value-type="float" office:value="13.360205203371198" table:style-name="ce25">
            <text:p>13.36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1年1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17:37Z</meta:creation-date>
    <dc:date>2022-01-05T02:18:32Z</dc:date>
  </office:meta>
</office:document-meta>
</file>